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9.151cm" fo:margin-top="0cm" fo:margin-bottom="0.101cm" table:align="margins"/>
    </style:style>
    <style:style style:name="Tableau1.A" style:family="table-column">
      <style:table-column-properties style:column-width="2.252cm" style:rel-column-width="16133*"/>
    </style:style>
    <style:style style:name="Tableau1.B" style:family="table-column">
      <style:table-column-properties style:column-width="6.899cm" style:rel-column-width="49402*"/>
    </style:style>
    <style:style style:name="Tableau1.1" style:family="table-row">
      <style:table-row-properties style:min-row-height="3.75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9.135cm" table:align="right" style:may-break-between-rows="false"/>
    </style:style>
    <style:style style:name="Table1.A" style:family="table-column">
      <style:table-column-properties style:column-width="1.404cm"/>
    </style:style>
    <style:style style:name="Table1.B" style:family="table-column">
      <style:table-column-properties style:column-width="0.395cm"/>
    </style:style>
    <style:style style:name="Table1.C" style:family="table-column">
      <style:table-column-properties style:column-width="4.905cm"/>
    </style:style>
    <style:style style:name="Table1.E" style:family="table-column">
      <style:table-column-properties style:column-width="2.036cm"/>
    </style:style>
    <style:style style:name="Table1.A1" style:family="table-cell">
      <style:table-cell-properties style:vertical-align="middle" fo:padding="0.049cm" fo:border="none" style:writing-mode="page"/>
    </style:style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5" style:family="paragraph" style:parent-style-name="Footer">
      <style:text-properties officeooo:rsid="00178920" officeooo:paragraph-rsid="00178920"/>
    </style:style>
    <style:style style:name="P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8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1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1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41" style:family="paragraph" style:parent-style-name="Footer">
      <style:text-properties officeooo:paragraph-rsid="00c384cf"/>
    </style:style>
    <style:style style:name="P4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4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4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4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49" style:family="paragraph" style:parent-style-name="_5f_Header_20_G_20_page_20_paire_20__28_G_29_">
      <style:text-properties officeooo:paragraph-rsid="0334a5be"/>
    </style:style>
    <style:style style:name="P50" style:family="paragraph" style:parent-style-name="_5f_Header_20_G_20_page_20_paire_20__28_G_29_">
      <style:paragraph-properties fo:text-align="start" style:justify-single-word="false"/>
    </style:style>
    <style:style style:name="P5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52" style:family="paragraph" style:parent-style-name="Header">
      <style:paragraph-properties fo:text-align="start" style:justify-single-word="false"/>
      <style:text-properties officeooo:paragraph-rsid="0289fb01"/>
    </style:style>
    <style:style style:name="P5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54" style:family="paragraph" style:parent-style-name="_5f_Header_20_N_20_page_20_impaire_20__28_D_29_">
      <style:paragraph-properties fo:text-align="start" style:justify-single-word="false"/>
    </style:style>
    <style:style style:name="P55" style:family="paragraph" style:parent-style-name="Footer">
      <style:paragraph-properties fo:text-align="start" style:justify-single-word="false"/>
      <style:text-properties officeooo:paragraph-rsid="00d4df5c"/>
    </style:style>
    <style:style style:name="P56" style:family="paragraph" style:parent-style-name="Footer">
      <style:paragraph-properties fo:text-align="start" style:justify-single-word="false"/>
      <style:text-properties officeooo:paragraph-rsid="0211dd7e"/>
    </style:style>
    <style:style style:name="P57" style:family="paragraph" style:parent-style-name="Header">
      <style:paragraph-properties fo:text-align="start" style:justify-single-word="false"/>
      <style:text-properties officeooo:paragraph-rsid="0211dd7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59" style:family="paragraph" style:parent-style-name="Header">
      <style:paragraph-properties fo:text-align="start" style:justify-single-word="false"/>
      <style:text-properties officeooo:paragraph-rsid="02a56131"/>
    </style:style>
    <style:style style:name="P60" style:family="paragraph" style:parent-style-name="Footer">
      <style:text-properties officeooo:paragraph-rsid="030c4d7d"/>
    </style:style>
    <style:style style:name="P61" style:family="paragraph" style:parent-style-name="Footer">
      <style:text-properties officeooo:paragraph-rsid="00863005"/>
    </style:style>
    <style:style style:name="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6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2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3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8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1" style:family="paragraph" style:parent-style-name="Footer">
      <style:text-properties officeooo:paragraph-rsid="00d4df5c"/>
    </style:style>
    <style:style style:name="P82" style:family="paragraph" style:parent-style-name="Footer">
      <style:paragraph-properties fo:text-align="end" style:justify-single-word="false"/>
      <style:text-properties officeooo:paragraph-rsid="00d4df5c"/>
    </style:style>
    <style:style style:name="P83" style:family="paragraph" style:parent-style-name="_5f_Header_20_G_20_page_20_impaire_20__28_D_29_">
      <style:text-properties officeooo:paragraph-rsid="01259ec2"/>
    </style:style>
    <style:style style:name="P84" style:family="paragraph" style:parent-style-name="_5f_Header_20_G_20_page_20_paire_20__28_G_29_">
      <style:text-properties officeooo:paragraph-rsid="00eb2abc"/>
    </style:style>
    <style:style style:name="P85" style:family="paragraph" style:parent-style-name="Footer">
      <style:text-properties officeooo:paragraph-rsid="010f7046"/>
    </style:style>
    <style:style style:name="P86" style:family="paragraph" style:parent-style-name="Footer">
      <style:text-properties officeooo:paragraph-rsid="01120261"/>
    </style:style>
    <style:style style:name="P87" style:family="paragraph" style:parent-style-name="Footer">
      <style:text-properties officeooo:paragraph-rsid="008d016c"/>
    </style:style>
    <style:style style:name="P88" style:family="paragraph" style:parent-style-name="Header">
      <style:paragraph-properties fo:margin-left="0cm" fo:margin-right="0cm" fo:text-indent="0cm" style:auto-text-indent="false"/>
    </style:style>
    <style:style style:name="P89" style:family="paragraph" style:parent-style-name="_5f_Header_20_N_20_page_20_impaire_20__28_D_29_">
      <style:text-properties officeooo:rsid="027aa87d" officeooo:paragraph-rsid="027aa87d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Footer">
      <style:text-properties officeooo:rsid="0242edd8" officeooo:paragraph-rsid="0242edd8"/>
    </style:style>
    <style:style style:name="P92" style:family="paragraph" style:parent-style-name="Footer">
      <style:text-properties officeooo:paragraph-rsid="00a59a60"/>
    </style:style>
    <style:style style:name="P93" style:family="paragraph" style:parent-style-name="Footer">
      <style:text-properties officeooo:paragraph-rsid="004274bc"/>
    </style:style>
    <style:style style:name="P94" style:family="paragraph" style:parent-style-name="Footer">
      <style:text-properties officeooo:paragraph-rsid="00d8520c"/>
    </style:style>
    <style:style style:name="P95" style:family="paragraph" style:parent-style-name="Footer">
      <style:text-properties officeooo:paragraph-rsid="002aa84d"/>
    </style:style>
    <style:style style:name="P96" style:family="paragraph" style:parent-style-name="_5f_Header_20_G_20_page_20_impaire_20__28_D_29_">
      <style:text-properties officeooo:paragraph-rsid="00c87b35"/>
    </style:style>
    <style:style style:name="P97" style:family="paragraph" style:parent-style-name="Footer">
      <style:text-properties officeooo:rsid="001f8a2d" officeooo:paragraph-rsid="00bd36bc"/>
    </style:style>
    <style:style style:name="P98" style:family="paragraph" style:parent-style-name="Footer">
      <style:text-properties officeooo:rsid="001f8a2d" officeooo:paragraph-rsid="002b33ed"/>
    </style:style>
    <style:style style:name="P99" style:family="paragraph" style:parent-style-name="Footer">
      <style:text-properties officeooo:rsid="011350d1" officeooo:paragraph-rsid="011350d1"/>
    </style:style>
    <style:style style:name="P100" style:family="paragraph" style:parent-style-name="Footer">
      <style:text-properties officeooo:rsid="0096b4e2" officeooo:paragraph-rsid="0096b4e2"/>
    </style:style>
    <style:style style:name="P101" style:family="paragraph" style:parent-style-name="Footer">
      <style:text-properties officeooo:paragraph-rsid="0096b4e2"/>
    </style:style>
    <style:style style:name="P102" style:family="paragraph" style:parent-style-name="Footer">
      <style:text-properties officeooo:paragraph-rsid="02a682f9"/>
    </style:style>
    <style:style style:name="P103" style:family="paragraph" style:parent-style-name="_5f_Paragraphe">
      <style:text-properties officeooo:paragraph-rsid="00c71992"/>
    </style:style>
    <style:style style:name="P104" style:family="paragraph" style:parent-style-name="_5f_Paragraphe">
      <style:text-properties officeooo:paragraph-rsid="00cad556"/>
    </style:style>
    <style:style style:name="P105" style:family="paragraph" style:parent-style-name="_5f_Paragraphe">
      <style:paragraph-properties fo:margin-top="0.101cm" fo:margin-bottom="0cm" style:contextual-spacing="false"/>
    </style:style>
    <style:style style:name="P106" style:family="paragraph" style:parent-style-name="_5f_Tableau_5f_Centré_5f_Gras">
      <style:text-properties fo:color="#000000" loext:opacity="100%" style:font-name="Bitstream Vera Sans6" fo:font-size="10pt" fo:language="fr" fo:country="FR" fo:font-weight="bold" officeooo:paragraph-rsid="00c9f58e" style:letter-kerning="true" style:font-name-asian="Bitstream Vera Sans2" style:font-size-asian="10pt" style:language-asian="zh" style:country-asian="CN" style:font-name-complex="Bitstream Vera Sans2" style:language-complex="hi" style:country-complex="IN"/>
    </style:style>
    <style:style style:name="P107" style:family="paragraph" style:parent-style-name="_5f_Footer_20_page_20_impaire_20__28_D_29_"/>
    <style:style style:name="P108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9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0" style:family="paragraph" style:parent-style-name="_5f_Footer_20_page_20_impaire_20__28_D_29_">
      <style:paragraph-properties fo:text-align="start" style:justify-single-word="false"/>
    </style:style>
    <style:style style:name="P111" style:family="paragraph" style:parent-style-name="_5f_Footer_20_page_20_paire_20__28_G_29_"/>
    <style:style style:name="P112" style:family="paragraph" style:parent-style-name="_5f_Footer_20_page_20_paire_20__28_G_29_">
      <style:text-properties fo:font-size="9pt" style:font-size-asian="9pt" style:font-size-complex="9pt"/>
    </style:style>
    <style:style style:name="P113" style:family="paragraph" style:parent-style-name="_5f_Paragraphe">
      <style:text-properties officeooo:paragraph-rsid="00cdbee1"/>
    </style:style>
    <style:style style:name="P114" style:family="paragraph" style:parent-style-name="_5f_Paragraphe_20_énoncé_20_après_20_numéro" style:list-style-name="_5f_Numérotation_20_des_20_exercices">
      <style:text-properties officeooo:rsid="00ba1695" officeooo:paragraph-rsid="00c9f58e"/>
    </style:style>
    <style:style style:name="P115" style:family="paragraph" style:parent-style-name="_5f_Paragraphe_20_énoncé_20_après_20_numéro_20_second" style:list-style-name="_5f_Numérotation_20_des_20_exercices">
      <style:text-properties officeooo:paragraph-rsid="00c9f58e"/>
    </style:style>
    <style:style style:name="P116" style:family="paragraph" style:parent-style-name="_5f_Paragraphe_5f_Réponse_5f_Elève" style:list-style-name="_5f_Numérotation_20_des_20_exercices"/>
    <style:style style:name="P11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8" style:family="paragraph" style:parent-style-name="_5f_Paragraphe_5f_avec_5f_Num_5f_Question" style:list-style-name="_5f_Numérotation_20_des_20_exercices"/>
    <style:style style:name="P119" style:family="paragraph" style:parent-style-name="_5f_Paragraphe_5f_avec_5f_Num_5f_Question" style:list-style-name="_5f_Numérotation_20_des_20_exercices">
      <style:text-properties officeooo:paragraph-rsid="00c9f58e"/>
    </style:style>
    <style:style style:name="P120" style:family="paragraph" style:parent-style-name="_5f_Premier_5f_Titre_5f_Exercices_5f_avec_5f_Num_20_Exo_5f_Avec_5f_Titre" style:list-style-name="_5f_Numérotation_20_des_20_exercices" style:master-page-name="_33__5f_1_5f_SERIE_5f_G_5f_GAUCHE_5f_ET_5f_DROITE_5f_2COL">
      <style:paragraph-properties style:page-number="auto"/>
    </style:style>
    <style:style style:name="P121" style:family="paragraph" style:parent-style-name="_5f_Tableau_5f_Centré" style:list-style-name="List_20_1"/>
    <style:style style:name="P122" style:family="paragraph" style:parent-style-name="_5f_Tableau_5f_Centré_5f_Gras" style:list-style-name="List_20_1"/>
    <style:style style:name="P123" style:family="paragraph" style:parent-style-name="_5f_Titre_20_d_27_exercices_20_livret" style:list-style-name="_5f_Numérotation_20_des_20_exercices">
      <style:text-properties officeooo:paragraph-rsid="00c9f58e"/>
    </style:style>
    <style:style style:name="P124" style:family="paragraph" style:parent-style-name="_5f_Titre_5f_Exercices_5f_avec_5f_Titre" style:list-style-name="_5f_Numérotation_20_des_20_exercices"/>
    <style:style style:name="P125" style:family="paragraph" style:parent-style-name="_5f_Titre_5f_Exercices_5f_avec_5f_Titre" style:list-style-name="_5f_Numérotation_20_des_20_exercices">
      <style:paragraph-properties fo:margin-top="0cm" fo:margin-bottom="0cm" style:contextual-spacing="false"/>
    </style:style>
    <style:style style:name="P126" style:family="paragraph" style:parent-style-name="_5f_Titre_5f_Exercices_5f_sans_5f_Titre" style:list-style-name="_5f_Numérotation_20_des_20_exercices"/>
    <style:style style:name="P127" style:family="paragraph">
      <style:paragraph-properties fo:margin-left="0cm" fo:margin-right="0cm" fo:margin-top="0cm" fo:margin-bottom="0cm" fo:line-height="100%" fo:text-indent="0cm" style:writing-mode="lr-tb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00" loext:opacity="10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style:paragraph-properties fo:text-align="center"/>
    </style:style>
    <style:style style:name="P137" style:family="paragraph">
      <loext:graphic-properties draw:fill="solid" draw:fill-color="#d7e12c"/>
    </style:style>
    <style:style style:name="P138" style:family="paragraph">
      <loext:graphic-properties draw:fill="none" draw:fill-color="#ff0000"/>
      <style:paragraph-properties fo:text-align="center"/>
    </style:style>
    <style:style style:name="P139" style:family="paragraph">
      <loext:graphic-properties draw:fill="none" draw:fill-color="#00ff00"/>
      <style:paragraph-properties fo:text-align="center"/>
    </style:style>
    <style:style style:name="P140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41" style:family="paragraph">
      <loext:graphic-properties draw:fill="solid" draw:fill-color="#7fb241"/>
    </style:style>
    <style:style style:name="P142" style:family="paragraph">
      <loext:graphic-properties draw:fill="solid" draw:fill-color="#1ca2b8"/>
    </style:style>
    <style:style style:name="P1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1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style:paragraph-properties fo:text-align="center"/>
      <style:text-properties fo:font-size="12pt"/>
    </style:style>
    <style:style style:name="P149" style:family="paragraph">
      <loext:graphic-properties draw:fill="none" draw:fill-color="#ffffff"/>
      <style:text-properties style:font-name="Bitstream Vera Sans1" fo:font-size="10pt" style:font-size-asian="10pt" style:font-size-complex="10pt"/>
    </style:style>
    <style:style style:name="P150" style:family="paragraph">
      <loext:graphic-properties draw:fill-color="#ffff00"/>
      <style:paragraph-properties fo:text-align="center"/>
    </style:style>
    <style:style style:name="P151" style:family="paragraph">
      <loext:graphic-properties draw:fill="none" draw:fill-color="#ffffff"/>
      <style:text-properties style:font-name="Bitstream Vera Sans1" fo:background-color="#ffff00"/>
    </style:style>
    <style:style style:name="P152" style:family="paragraph">
      <loext:graphic-properties draw:fill="none" draw:fill-color="#ffffff"/>
      <style:text-properties style:font-name="Bitstream Vera Sans1" fo:font-size="10pt" fo:background-color="#ffff00" style:font-size-asian="10pt" style:font-size-complex="10pt"/>
    </style:style>
    <style:style style:name="P153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54" style:family="paragraph">
      <style:paragraph-properties fo:margin-left="0cm" fo:margin-right="0cm" fo:margin-top="0cm" fo:margin-bottom="0cm" fo:line-height="100%" fo:text-indent="0cm"/>
    </style:style>
    <style:style style:name="P15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5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57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2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5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5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6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6" fo:font-weight="bold" officeooo:rsid="0246ec76"/>
    </style:style>
    <style:style style:name="T6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officeooo:rsid="0160d7ef"/>
    </style:style>
    <style:style style:name="T154" style:family="text">
      <style:text-properties officeooo:rsid="0072f07f"/>
    </style:style>
    <style:style style:name="T155" style:family="text">
      <style:text-properties officeooo:rsid="0268e0aa"/>
    </style:style>
    <style:style style:name="T156" style:family="text">
      <style:text-properties officeooo:rsid="026ec296"/>
    </style:style>
    <style:style style:name="T157" style:family="text">
      <style:text-properties officeooo:rsid="0272f9e5"/>
    </style:style>
    <style:style style:name="T158" style:family="text">
      <style:text-properties officeooo:rsid="02757f12"/>
    </style:style>
    <style:style style:name="T159" style:family="text">
      <style:text-properties officeooo:rsid="02735980"/>
    </style:style>
    <style:style style:name="T160" style:family="text">
      <style:text-properties officeooo:rsid="01b6dc57"/>
    </style:style>
    <style:style style:name="T161" style:family="text">
      <style:text-properties officeooo:rsid="00b5d2d1"/>
    </style:style>
    <style:style style:name="T162" style:family="text">
      <style:text-properties officeooo:rsid="015f088a"/>
    </style:style>
    <style:style style:name="T163" style:family="text">
      <style:text-properties officeooo:rsid="01f8729d"/>
    </style:style>
    <style:style style:name="T164" style:family="text">
      <style:text-properties officeooo:rsid="010c4d3a"/>
    </style:style>
    <style:style style:name="T165" style:family="text">
      <style:text-properties fo:font-size="16pt" style:font-size-asian="16pt" style:font-size-complex="16pt"/>
    </style:style>
    <style:style style:name="T166" style:family="text">
      <style:text-properties officeooo:rsid="00b6801f"/>
    </style:style>
    <style:style style:name="T167" style:family="text">
      <style:text-properties officeooo:rsid="016f3374"/>
    </style:style>
    <style:style style:name="T168" style:family="text">
      <style:text-properties officeooo:rsid="014407b5"/>
    </style:style>
    <style:style style:name="T169" style:family="text">
      <style:text-properties officeooo:rsid="008d016c"/>
    </style:style>
    <style:style style:name="T170" style:family="text">
      <style:text-properties officeooo:rsid="009e3fdd"/>
    </style:style>
    <style:style style:name="T171" style:family="text">
      <style:text-properties officeooo:rsid="00a4cf55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7" style:family="text">
      <style:text-properties officeooo:rsid="00a59a60"/>
    </style:style>
    <style:style style:name="T178" style:family="text">
      <style:text-properties officeooo:rsid="01fe03f2"/>
    </style:style>
    <style:style style:name="T179" style:family="text">
      <style:text-properties officeooo:rsid="0096b4e2"/>
    </style:style>
    <style:style style:name="T180" style:family="text">
      <style:text-properties officeooo:rsid="0032e83a"/>
    </style:style>
    <style:style style:name="T181" style:family="text">
      <style:text-properties officeooo:rsid="002b33ed"/>
    </style:style>
    <style:style style:name="T182" style:family="text">
      <style:text-properties officeooo:rsid="00a59037"/>
    </style:style>
    <style:style style:name="T183" style:family="text">
      <style:text-properties fo:font-size="10pt" fo:background-color="#ffff00" loext:char-shading-value="0" style:font-size-asian="10pt" style:font-size-complex="10pt"/>
    </style:style>
    <style:style style:name="T184" style:family="text">
      <style:text-properties style:text-position="-1% 58%" officeooo:rsid="00c484aa"/>
    </style:style>
    <style:style style:name="T185" style:family="text">
      <style:text-properties style:text-position="sub 58%"/>
    </style:style>
    <style:style style:name="T186" style:family="text">
      <style:text-properties style:text-position="sub 58%" fo:font-weight="normal" style:font-weight-asian="normal" style:font-weight-complex="normal"/>
    </style:style>
    <style:style style:name="T187" style:family="text">
      <style:text-properties style:text-position="sub 58%" officeooo:rsid="00c71992" fo:background-color="#ffff00" loext:char-shading-value="0"/>
    </style:style>
    <style:style style:name="T188" style:family="text">
      <style:text-properties fo:font-weight="normal" style:font-weight-asian="normal" style:font-weight-complex="normal"/>
    </style:style>
    <style:style style:name="T189" style:family="text">
      <style:text-properties officeooo:rsid="00c71992" fo:background-color="#ffff00" loext:char-shading-value="0"/>
    </style:style>
    <style:style style:name="T190" style:family="text">
      <style:text-properties officeooo:rsid="00c71992"/>
    </style:style>
    <style:style style:name="T191" style:family="text">
      <style:text-properties fo:color="#000000" loext:opacity="100%" style:font-name="Bitstream Vera Sans6" fo:font-size="10pt" fo:language="fr" fo:country="FR" officeooo:rsid="00c9f58e" style:letter-kerning="true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192" style:family="text">
      <style:text-properties fo:color="#000000" loext:opacity="100%" style:font-name="Bitstream Vera Sans6" fo:font-size="10pt" fo:language="fr" fo:country="FR" officeooo:rsid="00c71992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193" style:family="text">
      <style:text-properties officeooo:rsid="00c9f58e"/>
    </style:style>
    <style:style style:name="T194" style:family="text"/>
    <style:style style:name="T19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style:use-window-font-color="true" loext:opacity="0%" style:text-outline="false" style:text-line-through-style="none" style:text-line-through-type="none" style:text-position="-10% 58%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20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style:font-name="Bitstream Vera Sans1" fo:font-size="10pt" style:font-size-asian="10pt" style:font-size-complex="10pt"/>
    </style:style>
    <style:style style:name="T203" style:family="text">
      <style:text-properties style:text-position="-8% 58%" style:font-name="Bitstream Vera Sans1" fo:font-size="10pt" style:font-size-asian="10pt" style:font-size-complex="10pt"/>
    </style:style>
    <style:style style:name="T204" style:family="text">
      <style:text-properties style:font-name="Bitstream Vera Sans1" fo:background-color="#ffff00"/>
    </style:style>
    <style:style style:name="T205" style:family="text">
      <style:text-properties style:font-name="Bitstream Vera Sans1" fo:font-size="10pt" fo:background-color="#ffff00" style:font-size-asian="10pt" style:font-size-complex="10pt"/>
    </style:style>
    <style:style style:name="T206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07" style:family="text">
      <style:text-properties style:use-window-font-color="true" loext:opacity="0%" style:text-outline="false" style:text-line-through-style="none" style:text-line-through-type="none" style:font-name="Atalante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08" style:family="text">
      <style:text-properties style:use-window-font-color="true" loext:opacity="0%" style:text-outline="false" style:text-line-through-style="none" style:text-line-through-type="none" style:text-position="-33% 58%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09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10" style:family="text">
      <style:text-properties style:use-window-font-color="true" loext:opacity="0%" style:text-outline="false" style:text-line-through-style="none" style:text-line-through-type="none" style:text-position="-10% 58%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11" style:family="text">
      <style:text-properties style:use-window-font-color="true" loext:opacity="0%" style:text-outline="false" style:text-line-through-style="none" style:text-line-through-type="none" style:text-position="0% 100%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-left="0cm" fo:padding-right="0cm" fo:padding-top="0.049cm" fo:padding-bottom="0.049cm" fo:border="0.99pt solid #1ca2b8" style:shadow="#add9e0 0.15cm 0.15cm" draw:shadow-opacity="100%" loext:rel-width-rel="paragraph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fill-image-width="0cm" draw:fill-image-height="0cm" fo:padding-left="0cm" fo:padding-right="0cm" fo:padding-top="0.049cm" fo:padding-bottom="0.049cm" fo:border="0.99pt solid #1ca2b8" style:shadow="#add9e0 0.15cm 0.15cm" draw:shadow-opacity="100%" draw:wrap-influence-on-position="once-concurrent" loext:allow-overlap="true" loext:rel-width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6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gr1" style:family="graphic">
      <style:graphic-properties style:writing-mode="lr-tb" style:run-through="foreground" style:vertical-pos="from-top" style:vertical-rel="paragraph" style:horizontal-pos="from-left" style:horizontal-rel="paragraph"/>
    </style:style>
    <style:style style:name="gr2" style:family="graphic">
      <style:graphic-properties style:writing-mode="lr-tb" style:run-through="foreground"/>
    </style:style>
    <style:style style:name="gr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6cm" fo:min-width="0.273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9cm" fo:min-width="0.275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9cm" fo:min-width="0.273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938cm" fo:padding-top="0.125cm" fo:padding-bottom="0.125cm" fo:padding-left="0.25cm" fo:padding-right="0.25cm" fo:wrap-option="wrap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38cm" fo:min-width="0.007cm" fo:padding-top="0.125cm" fo:padding-bottom="0.125cm" fo:padding-left="0.25cm" fo:padding-right="0.25cm" fo:wrap-option="wrap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938cm" fo:padding-top="0.125cm" fo:padding-bottom="0.125cm" fo:padding-left="0.25cm" fo:padding-right="0.25cm" fo:wrap-option="wrap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38cm" fo:min-width="0.007cm" fo:padding-top="0.125cm" fo:padding-bottom="0.125cm" fo:padding-left="0.25cm" fo:padding-right="0.25cm" fo:wrap-option="wrap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938cm" fo:padding-top="0.125cm" fo:padding-bottom="0.125cm" fo:padding-left="0.25cm" fo:padding-right="0.25cm" fo:wrap-option="wrap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37cm" fo:min-width="0.007cm" fo:padding-top="0.125cm" fo:padding-bottom="0.125cm" fo:padding-left="0.25cm" fo:padding-right="0.25cm" fo:wrap-option="wrap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37cm" fo:min-width="0.007cm" fo:padding-top="0.125cm" fo:padding-bottom="0.125cm" fo:padding-left="0.25cm" fo:padding-right="0.25cm" fo:wrap-option="wrap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6cm" fo:min-width="0.279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96cm" fo:min-width="0.72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cm" fo:min-width="0.279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6cm" fo:min-width="0.275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6cm" fo:min-width="0.277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6cm" fo:min-width="0.273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6cm" fo:min-width="0.273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9cm" fo:min-width="0.302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96cm" fo:min-width="0.718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96cm" fo:min-width="0.72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solid" svg:stroke-width="0.03cm" svg:stroke-color="#808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471cm" fo:min-width="3.593cm" fo:padding-top="0.139cm" fo:padding-bottom="0.139cm" fo:padding-left="0.265cm" fo:padding-right="0.265cm" fo:wrap-option="wrap" draw:shadow="hidden" draw:shadow-offset-x="0.199cm" draw:shadow-offset-y="0.199cm" draw:shadow-color="#808080" style:writing-mode="lr-tb" style:run-through="foreground"/>
      <style:paragraph-properties style:writing-mode="lr-tb"/>
    </style:style>
    <style:style style:name="gr34" style:family="graphic">
      <style:graphic-properties draw:stroke="solid" svg:stroke-width="0.071cm" svg:stroke-color="#706e0c" draw:marker-start="" draw:marker-start-width="0.46cm" draw:marker-start-center="false" draw:marker-end="" draw:marker-end-width="0.46cm" draw:marker-end-center="false" draw:fill="none" draw:fill-color="#ffffff" draw:textarea-horizontal-align="justify" draw:textarea-vertical-align="middle" draw:auto-grow-height="false" fo:min-height="0.81cm" fo:min-width="0.739cm" fo:padding-top="0.035cm" fo:padding-bottom="0.035cm" fo:padding-left="0.035cm" fo:padding-right="0.035cm" fo:wrap-option="wrap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5" style:family="graphic">
      <style:graphic-properties draw:stroke="solid" svg:stroke-width="0.071cm" svg:stroke-color="#706e0c" draw:marker-start="" draw:marker-start-width="0.46cm" draw:marker-start-center="false" draw:marker-end="" draw:marker-end-width="0.46cm" draw:marker-end-center="false" draw:fill="none" draw:fill-color="#ffffff" draw:textarea-horizontal-align="justify" draw:textarea-vertical-align="middle" draw:auto-grow-height="false" fo:min-height="0.482cm" fo:min-width="0.584cm" fo:padding-top="0.035cm" fo:padding-bottom="0.035cm" fo:padding-left="0.035cm" fo:padding-right="0.035cm" fo:wrap-option="wrap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6" style:family="graphic">
      <style:graphic-properties draw:stroke="solid" svg:stroke-width="0.071cm" svg:stroke-color="#706e0c" draw:marker-start="" draw:marker-start-width="0.46cm" draw:marker-start-center="false" draw:marker-end="" draw:marker-end-width="0.46cm" draw:marker-end-center="false" draw:fill="none" draw:fill-color="#ffffff" draw:textarea-horizontal-align="justify" draw:textarea-vertical-align="middle" draw:auto-grow-height="false" fo:min-height="0.483cm" fo:min-width="0.586cm" fo:padding-top="0.035cm" fo:padding-bottom="0.035cm" fo:padding-left="0.035cm" fo:padding-right="0.035cm" fo:wrap-option="wrap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7" style:family="graphic">
      <style:graphic-properties draw:stroke="solid" svg:stroke-width="0.071cm" svg:stroke-color="#706e0c" draw:marker-start="" draw:marker-start-width="0.45cm" draw:marker-start-center="false" draw:marker-end="" draw:marker-end-width="0.45cm" draw:marker-end-center="false" draw:fill="none" draw:fill-color="#ffffff" draw:textarea-horizontal-align="justify" draw:textarea-vertical-align="middle" draw:auto-grow-height="false" fo:min-height="0.753cm" fo:min-width="0.48cm" fo:padding-top="0.034cm" fo:padding-bottom="0.034cm" fo:padding-left="0.034cm" fo:padding-right="0.034cm" fo:wrap-option="wrap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vg:stroke-width="0.076cm" svg:stroke-color="#ff0000" draw:marker-start-width="0.483cm" draw:marker-end-width="0.483cm" draw:fill="none" draw:fill-color="#ff0000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95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54cm" fo:min-width="0.00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5cm" fo:min-width="0.65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5cm" fo:min-width="0.25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solid" svg:stroke-width="0.019cm" svg:stroke-color="#000000" draw:marker-start="" draw:marker-start-width="0.379cm" draw:marker-start-center="false" draw:marker-end="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dash" draw:stroke-dash="Fine_20_Dashed" svg:stroke-width="0cm" svg:stroke-color="#ff0000" draw:marker-start="" draw:marker-start-width="0.272cm" draw:marker-start-center="false" draw:marker-end="" draw:marker-end-width="0.272cm" draw:marker-end-center="false" draw:fill="solid" draw:fill-color="#00b8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2" style:family="graphic">
      <style:graphic-properties svg:stroke-width="0.071cm" svg:stroke-color="#00ff00" draw:marker-start-width="0.46cm" draw:marker-end-width="0.46cm" draw:fill="none" draw:fill-color="#00ff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draw:auto-grow-height="false" fo:min-height="2.549cm" fo:min-width="2.29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draw:auto-grow-height="false" fo:min-height="1.136cm" fo:min-width="0.88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draw:auto-grow-height="false" fo:min-height="1.136cm" fo:min-width="0.88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2" style:family="graphic">
      <style:graphic-properties draw:stroke="solid" draw:stroke-dash="Dashed_20__28_var_29__20_98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ed_20__28_var_29__20_98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" style:family="graphic">
      <style:graphic-properties draw:stroke="none" draw:stroke-dash="Dashed_20__28_var_29__20_99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none" draw:stroke-dash="Dashed_20__28_var_29__20_99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69" style:family="graphic">
      <style:graphic-properties draw:stroke="solid" draw:stroke-dash="Dashed_20__28_var_29__20_98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0" style:family="graphic">
      <style:graphic-properties draw:stroke="solid" draw:stroke-dash="Dashed_20__28_var_29__20_98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1" style:family="graphic">
      <style:graphic-properties draw:stroke="solid" draw:stroke-dash="Dashed_20__28_var_29__20_98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" style:family="graphic">
      <style:graphic-properties draw:stroke="solid" draw:stroke-dash="Dashed_20__28_var_29__20_98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Dashed_20__28_var_29__20_987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" style:family="graphic">
      <style:graphic-properties draw:stroke="solid" draw:stroke-dash="Dashed_20__28_var_29__20_988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" style:family="graphic">
      <style:graphic-properties draw:stroke="solid" draw:stroke-dash="Dashed_20__28_var_29__20_989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6" style:family="graphic">
      <style:graphic-properties draw:stroke="solid" draw:stroke-dash="Dashed_20__28_var_29__20_990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" style:family="graphic">
      <style:graphic-properties draw:stroke="solid" draw:stroke-dash="Dashed_20__28_var_29__20_991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" style:family="graphic">
      <style:graphic-properties draw:stroke="solid" draw:stroke-dash="Dashed_20__28_var_29__20_992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" style:family="graphic">
      <style:graphic-properties draw:stroke="none" draw:stroke-dash="Dashed_20__28_var_29__20_99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none" draw:stroke-dash="Dashed_20__28_var_29__20_99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none" draw:stroke-dash="Dashed_20__28_var_29__20_99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2" style:family="graphic">
      <style:graphic-properties draw:stroke="none" draw:stroke-dash="Dashed_20__28_var_29__20_99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3" style:family="graphic">
      <style:graphic-properties draw:stroke="none" draw:stroke-dash="Dashed_20__28_var_29__20_99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none" draw:stroke-dash="Dashed_20__28_var_29__20_998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none" draw:stroke-dash="Dashed_20__28_var_29__20_99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6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2.549cm" fo:min-width="2.29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7" style:family="graphic">
      <style:graphic-properties draw:stroke="solid" svg:stroke-width="0.03cm" svg:stroke-color="#ff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944cm" fo:min-width="1.69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.03cm" svg:stroke-color="#acb20c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2.551cm" fo:min-width="2.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916cm" fo:min-width="1.6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.03cm" svg:stroke-color="#069a2e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946cm" fo:min-width="1.69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1" style:family="graphic">
      <style:graphic-properties svg:stroke-width="0.071cm" svg:stroke-color="#069a2e" draw:marker-start-width="0.45cm" draw:marker-end-width="0.45cm" draw:textarea-horizontal-align="center" draw:textarea-vertical-align="middle" fo:padding-top="0.034cm" fo:padding-bottom="0.034cm" fo:padding-left="0.034cm" fo:padding-right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2" style:family="graphic">
      <style:graphic-properties svg:stroke-width="0.071cm" svg:stroke-color="#3465a4" draw:marker-start-width="0.45cm" draw:marker-end-width="0.45cm" draw:textarea-horizontal-align="center" draw:textarea-vertical-align="middle" fo:padding-top="0.034cm" fo:padding-bottom="0.034cm" fo:padding-left="0.034cm" fo:padding-right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3" style:family="graphic">
      <style:graphic-properties svg:stroke-width="0.071cm" svg:stroke-color="#f10d0c" draw:marker-start-width="0.45cm" draw:marker-end-width="0.45cm" draw:textarea-horizontal-align="center" draw:textarea-vertical-align="middle" fo:padding-top="0.034cm" fo:padding-bottom="0.034cm" fo:padding-left="0.034cm" fo:padding-right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4" style:family="graphic">
      <style:graphic-properties svg:stroke-width="0.071cm" svg:stroke-color="#706e0c" draw:marker-start-width="0.45cm" draw:marker-end-width="0.45cm" draw:textarea-horizontal-align="center" draw:textarea-vertical-align="middle" fo:padding-top="0.034cm" fo:padding-bottom="0.034cm" fo:padding-left="0.034cm" fo:padding-right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5" style:family="graphic">
      <style:graphic-properties svg:stroke-width="0.071cm" svg:stroke-color="#706e0c" draw:marker-start-width="0.45cm" draw:marker-end-width="0.45cm" draw:textarea-horizontal-align="center" draw:textarea-vertical-align="middle" fo:padding-top="0.034cm" fo:padding-bottom="0.034cm" fo:padding-left="0.034cm" fo:padding-right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6" style:family="graphic">
      <style:graphic-properties svg:stroke-width="0.041cm" svg:stroke-color="#706e0c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/>
    </style:style>
    <style:style style:name="gr97" style:family="graphic">
      <style:graphic-properties svg:stroke-width="0.03cm" svg:stroke-color="#000000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/>
    </style:style>
    <style:style style:name="gr98" style:family="graphic">
      <style:graphic-properties draw:stroke="none" svg:stroke-color="#000000" draw:fill="none" draw:fill-color="#ffffff" fo:min-height="0.494cm" style:run-through="foreground"/>
      <style:paragraph-properties style:writing-mode="lr-tb"/>
    </style:style>
    <style:style style:name="gr99" style:family="graphic">
      <style:graphic-properties draw:stroke="none" svg:stroke-color="#000000" draw:fill="none" draw:fill-color="#ffffff" fo:min-height="0.584cm" style:run-through="foreground"/>
      <style:paragraph-properties style:writing-mode="lr-tb"/>
    </style:style>
    <style:style style:name="gr100" style:family="graphic">
      <style:graphic-properties draw:stroke="none" svg:stroke-color="#000000" draw:fill="none" draw:fill-color="#ffffff" fo:min-height="0.612cm" style:run-through="foreground"/>
      <style:paragraph-properties style:writing-mode="lr-tb"/>
    </style:style>
    <style:style style:name="gr101" style:family="graphic">
      <style:graphic-properties draw:stroke="none" svg:stroke-color="#000000" draw:fill="none" draw:fill-color="#ffffff" fo:min-height="0.64cm" style:run-through="foreground"/>
      <style:paragraph-properties style:writing-mode="lr-tb"/>
    </style:style>
    <style:style style:name="gr102" style:family="graphic">
      <style:graphic-properties svg:stroke-width="0.041cm" svg:stroke-color="#706e0c" draw:marker-start-width="0.409cm" draw:marker-end-width="0.409cm" draw:fill-color="#ffff00" draw:textarea-horizontal-align="center" draw:textarea-vertical-align="middle" fo:padding-top="0.019cm" fo:padding-bottom="0.019cm" fo:padding-left="0.019cm" fo:padding-right="0.019cm" style:run-through="foreground"/>
    </style:style>
    <style:style style:name="gr103" style:family="graphic">
      <style:graphic-properties draw:stroke="none" svg:stroke-color="#000000" draw:fill="none" draw:fill-color="#ffffff" fo:min-height="0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4" style:family="graphic">
      <style:graphic-properties draw:stroke="none" svg:stroke-color="#000000" draw:fill="none" draw:fill-color="#ffffff" fo:min-height="0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5" style:family="graphic">
      <style:graphic-properties draw:stroke="none" svg:stroke-color="#000000" draw:fill="none" draw:fill-color="#ffffff" fo:min-height="0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6" style:family="graphic">
      <style:graphic-properties draw:stroke="none" svg:stroke-color="#000000" draw:fill="none" draw:fill-color="#ffffff" fo:min-height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7" style:family="graphic">
      <style:graphic-properties svg:stroke-width="0.076cm" svg:stroke-color="#00ff00" draw:marker-start-width="0.457cm" draw:marker-end-width="0.457cm" draw:textarea-horizontal-align="center" draw:textarea-vertical-align="middle" fo:padding-top="0.037cm" fo:padding-bottom="0.037cm" fo:padding-left="0.037cm" fo:padding-right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8" style:family="graphic">
      <style:graphic-properties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9" style:family="graphic">
      <style:graphic-properties draw:stroke="solid" draw:stroke-dash="Dashed_20__28_var_29__20_883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10" style:family="graphic">
      <style:graphic-properties draw:stroke="solid" draw:stroke-dash="Dashed_20__28_var_29__20_884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11" style:family="graphic">
      <style:graphic-properties draw:stroke="solid" draw:stroke-dash="Dashed_20__28_var_29__20_885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12" style:family="graphic">
      <style:graphic-properties draw:stroke="solid" draw:stroke-dash="Dashed_20__28_var_29__20_886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13" style:family="graphic">
      <style:graphic-properties draw:stroke="none" draw:stroke-dash="Dashed_20__28_var_29__20_887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114" style:family="graphic">
      <style:graphic-properties draw:stroke="none" draw:stroke-dash="Dashed_20__28_var_29__20_888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draw:textarea-horizontal-align="left" draw:auto-grow-height="true" draw:auto-grow-width="true" fo:min-height="0.706cm" fo:min-width="0.004cm" draw:shadow="hidden" draw:shadow-offset-x="0.3cm" draw:shadow-offset-y="0.3cm" draw:shadow-color="#808080" style:run-through="foreground"/>
    </style:style>
    <style:style style:name="gr115" style:family="graphic">
      <style:graphic-properties draw:stroke="none" draw:stroke-dash="Dashed_20__28_var_29__20_889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116" style:family="graphic">
      <style:graphic-properties draw:stroke="none" draw:stroke-dash="Dashed_20__28_var_29__20_890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117" style:family="graphic">
      <style:graphic-properties draw:stroke="none" draw:stroke-dash="Dashed_20__28_var_29__20_891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118" style:family="graphic">
      <style:graphic-properties draw:stroke="none" draw:stroke-dash="Dashed_20__28_var_29__20_892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119" style:family="graphic">
      <style:graphic-properties draw:stroke="solid" draw:stroke-dash="Dashed_20__28_var_29__20_893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20" style:family="graphic">
      <style:graphic-properties draw:stroke="solid" draw:stroke-dash="Dashed_20__28_var_29__20_894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21" style:family="graphic">
      <style:graphic-properties draw:stroke="none" draw:stroke-dash="Dashed_20__28_var_29__20_895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122" style:family="graphic">
      <style:graphic-properties draw:stroke="none" draw:stroke-dash="Dashed_20__28_var_29__20_896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543cm" draw:shadow="hidden" draw:shadow-offset-x="0.3cm" draw:shadow-offset-y="0.3cm" draw:shadow-color="#808080" style:run-through="foreground"/>
      <style:paragraph-properties style:writing-mode="lr-tb"/>
    </style:style>
    <style:style style:name="gr123" style:family="graphic">
      <style:graphic-properties draw:stroke="solid" draw:stroke-dash="Dashed_20__28_var_29__20_897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24" style:family="graphic">
      <style:graphic-properties draw:stroke="solid" draw:stroke-dash="Dashed_20__28_var_29__20_898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25" style:family="graphic">
      <style:graphic-properties draw:stroke="solid" draw:stroke-dash="Dashed_20__28_var_29__20_899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26" style:family="graphic">
      <style:graphic-properties draw:stroke="solid" draw:stroke-dash="Dashed_20__28_var_29__20_900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27" style:family="graphic">
      <style:graphic-properties draw:stroke="solid" draw:stroke-dash="Dashed_20__28_var_29__20_901" svg:stroke-width="0.041cm" svg:stroke-color="#ff660d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28" style:family="graphic">
      <style:graphic-properties draw:stroke="solid" draw:stroke-dash="Dashed_20__28_var_29__20_902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29" style:family="graphic">
      <style:graphic-properties draw:stroke="solid" draw:stroke-dash="Dashed_20__28_var_29__20_903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30" style:family="graphic">
      <style:graphic-properties draw:stroke="solid" draw:stroke-dash="Dashed_20__28_var_29__20_904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31" style:family="graphic">
      <style:graphic-properties draw:stroke="solid" draw:stroke-dash="Dashed_20__28_var_29__20_905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3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08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15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0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06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96cm" fo:min-width="0.00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44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33cm" fo:min-width="0.699cm" draw:shadow="hidden" draw:shadow-offset-x="0.3cm" draw:shadow-offset-y="0.3cm" draw:shadow-color="#808080" style:run-through="foreground"/>
      <style:paragraph-properties style:writing-mode="lr-tb"/>
    </style:style>
    <style:style style:name="gr14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29cm" fo:min-width="0.699cm" draw:shadow="hidden" draw:shadow-offset-x="0.3cm" draw:shadow-offset-y="0.3cm" draw:shadow-color="#808080" style:run-through="foreground"/>
      <style:paragraph-properties style:writing-mode="lr-tb"/>
    </style:style>
    <style:style style:name="gr14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31cm" fo:min-width="0.004cm" draw:shadow="hidden" draw:shadow-offset-x="0.3cm" draw:shadow-offset-y="0.3cm" draw:shadow-color="#808080" style:run-through="foreground"/>
    </style:style>
    <style:style style:name="gr14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6cm" fo:min-width="0.63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63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93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60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94cm" fo:min-width="0.716cm" draw:shadow="hidden" draw:shadow-offset-x="0.3cm" draw:shadow-offset-y="0.3cm" draw:shadow-color="#808080" style:run-through="foreground"/>
      <style:paragraph-properties style:writing-mode="lr-tb"/>
    </style:style>
    <style:style style:name="gr15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531cm" draw:shadow="hidden" draw:shadow-offset-x="0.3cm" draw:shadow-offset-y="0.3cm" draw:shadow-color="#808080" style:run-through="foreground"/>
    </style:style>
    <style:style style:name="gr15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76cm" fo:min-width="0.272cm" draw:shadow="hidden" draw:shadow-offset-x="0.3cm" draw:shadow-offset-y="0.3cm" draw:shadow-color="#808080" style:run-through="foreground"/>
      <style:paragraph-properties style:writing-mode="lr-tb"/>
    </style:style>
    <style:style style:name="gr15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76cm" draw:shadow="hidden" draw:shadow-offset-x="0.3cm" draw:shadow-offset-y="0.3cm" draw:shadow-color="#808080" style:run-through="foreground"/>
      <style:paragraph-properties style:writing-mode="lr-tb"/>
    </style:style>
    <style:style style:name="gr158" style:family="graphic">
      <style:graphic-properties draw:stroke="solid" svg:stroke-width="0.019cm" svg:stroke-color="#000000" draw:marker-start-width="0.379cm" draw:marker-start-center="false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9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6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6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3" draw:z-index="359" draw:name="Shape3_3" draw:style-name="gr66" draw:text-style-name="P136" svg:x1="18.154cm" svg:y1="1.36cm" svg:x2="21.996cm" svg:y2="1.36cm">
        <text:p/>
      </draw:line>
      <draw:frame text:anchor-type="page" text:anchor-page-number="3" draw:z-index="358" draw:name="Shape8_2" draw:style-name="gr67" draw:text-style-name="P140" svg:width="2.703cm" svg:height="0.715cm" draw:transform="rotate (0.0872664625997165) translate (1.32644444444444cm 1.21884722222222cm)">
        <draw:text-box>
          <text:p text:style-name="P136"><text:span text:style-name="T200">Série 1</text:span></text:p>
        </draw:text-box>
      </draw:frame>
      <draw:path text:anchor-type="page" text:anchor-page-number="3" draw:z-index="357" draw:name="Shape7_0" draw:style-name="gr68" draw:text-style-name="P142" svg:width="4.329cm" svg:height="2.24cm" svg:x="0cm" svg:y="0cm" svg:viewBox="0 0 4330 2241" svg:d="M0 2241l3984-288c209-15 363-168 345-342l-170-1611h-4159z">
        <text:p/>
      </draw:path>
      <draw:line text:anchor-type="page" text:anchor-page-number="2" draw:z-index="300" draw:name="Shape3_1" draw:style-name="gr66" draw:text-style-name="P136" svg:x1="18.154cm" svg:y1="1.36cm" svg:x2="21.996cm" svg:y2="1.36cm">
        <text:p/>
      </draw:line>
      <draw:frame text:anchor-type="page" text:anchor-page-number="2" draw:z-index="293" draw:name="Shape8_1" draw:style-name="gr67" draw:text-style-name="P140" svg:width="2.703cm" svg:height="0.715cm" draw:transform="rotate (0.0872664625997165) translate (1.32644444444444cm 1.21884722222222cm)">
        <draw:text-box>
          <text:p text:style-name="P136"><text:span text:style-name="T200">Série 1</text:span></text:p>
        </draw:text-box>
      </draw:frame>
      <draw:frame text:anchor-type="page" text:anchor-page-number="1" draw:z-index="292" draw:name="Shape8_0" draw:style-name="gr67" draw:text-style-name="P140" svg:width="2.703cm" svg:height="0.715cm" draw:transform="rotate (0.0872664625997165) translate (1.32644444444444cm 1.21884722222222cm)">
        <draw:text-box>
          <text:p text:style-name="P136"><text:span text:style-name="T200">Série 1</text:span></text:p>
        </draw:text-box>
      </draw:frame>
      <draw:path text:anchor-type="page" text:anchor-page-number="2" draw:z-index="291" draw:name="Shape7_2" draw:style-name="gr159" draw:text-style-name="P142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290" draw:name="Shape7_1" draw:style-name="gr68" draw:text-style-name="P142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289" draw:name="Shape3" draw:style-name="gr66" draw:text-style-name="P136" svg:x1="18.154cm" svg:y1="1.36cm" svg:x2="21.996cm" svg:y2="1.36cm">
        <text:p/>
      </draw:line>
      <text:list xml:id="list1535739368" text:style-name="_5f_Numérotation_20_des_20_exercices">
        <text:list-item>
          <text:h text:style-name="P120" text:outline-level="1"><text:span text:style-name="_5f_Caractères_5f_gras">Schématiser un point</text:span></text:h>
        </text:list-item>
      </text:list>
      <text:h text:style-name="P113" text:outline-level="1"><draw:custom-shape text:anchor-type="paragraph" draw:z-index="435" draw:name="Shape9" draw:style-name="gr37" draw:text-style-name="P135" svg:width="0.773cm" svg:height="1.16cm" svg:x="1.856cm" svg:y="1.1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6" draw:name="Shape 1" draw:style-name="gr36" draw:text-style-name="P135" svg:width="0.925cm" svg:height="0.78cm" svg:x="6.366cm" svg:y="0.758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7" draw:name="Shape9_0" draw:style-name="gr35" draw:text-style-name="P135" svg:width="0.927cm" svg:height="0.779cm" svg:x="5.992cm" svg:y="2.251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8" draw:name="Shape9_2" draw:style-name="gr34" draw:text-style-name="P135" svg:width="1.146cm" svg:height="1.244cm" svg:x="0.968cm" svg:y="2.485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g text:anchor-type="paragraph" draw:z-index="439" draw:name="DrawObject3" draw:style-name="gr1"><draw:g draw:name="Shape11" draw:style-name="gr2"><draw:frame draw:style-name="gr3" draw:text-style-name="P128" svg:width="0.773cm" svg:height="0.71cm" svg:x="-0.185cm" svg:y="1.49cm"><draw:text-box><text:p text:style-name="P127"><text:span text:style-name="T195">A</text:span></text:p></draw:text-box></draw:frame><draw:g draw:style-name="gr4"><draw:line draw:style-name="gr5" draw:text-style-name="P129" svg:x1="2.079cm" svg:y1="1.744cm" svg:x2="2.268cm" svg:y2="1.943cm"><text:p/></draw:line><draw:line draw:style-name="gr6" draw:text-style-name="P129" svg:x1="2.257cm" svg:y1="1.744cm" svg:x2="2.066cm" svg:y2="1.943cm"><text:p/></draw:line></draw:g><draw:ellipse draw:style-name="gr7" draw:text-style-name="P130" svg:width="0.302cm" svg:height="0.318cm" svg:x="0.912cm" svg:y="1.653cm"><text:p/></draw:ellipse><draw:frame draw:style-name="gr8" draw:text-style-name="P128" svg:width="0.775cm" svg:height="0.708cm" svg:x="0.709cm" svg:y="1.005cm"><draw:text-box><text:p text:style-name="P127"><text:span text:style-name="T195">B</text:span></text:p></draw:text-box></draw:frame><draw:frame draw:style-name="gr9" draw:text-style-name="P128" svg:width="0.775cm" svg:height="0.708cm" svg:x="1.843cm" svg:y="1.023cm"><draw:text-box><text:p text:style-name="P127"><text:span text:style-name="T195">C</text:span></text:p></draw:text-box></draw:frame><draw:frame draw:style-name="gr10" draw:text-style-name="P131" svg:width="0.412cm" svg:height="1.206cm" svg:x="4.548cm" svg:y="2.154cm"><draw:text-box><text:p/></draw:text-box></draw:frame><draw:frame draw:style-name="gr11" draw:text-style-name="P131" svg:width="0.509cm" svg:height="1.204cm" svg:x="4.413cm" svg:y="1.49cm"><draw:text-box><text:p/></draw:text-box></draw:frame><draw:frame draw:style-name="gr12" draw:text-style-name="P131" svg:width="0.419cm" svg:height="1.206cm" svg:x="4.548cm" svg:y="2.154cm"><draw:text-box><text:p/></draw:text-box></draw:frame><draw:frame draw:style-name="gr13" draw:text-style-name="P131" svg:width="0.509cm" svg:height="1.204cm" svg:x="4.413cm" svg:y="1.49cm"><draw:text-box><text:p/></draw:text-box></draw:frame><draw:line draw:style-name="gr14" draw:text-style-name="P132" svg:x1="3.506cm" svg:y1="1.586cm" svg:x2="8.177cm" svg:y2="3.032cm"><text:p/></draw:line><draw:frame draw:style-name="gr15" draw:text-style-name="P131" svg:width="0.414cm" svg:height="1.204cm" svg:x="4.262cm" svg:y="1.722cm"><draw:text-box><text:p/></draw:text-box></draw:frame><draw:frame draw:style-name="gr16" draw:text-style-name="P131" svg:width="0.509cm" svg:height="1.206cm" svg:x="4.129cm" svg:y="1.062cm"><draw:text-box><text:p/></draw:text-box></draw:frame><draw:line draw:style-name="gr17" draw:text-style-name="P132" svg:x1="2.102cm" svg:y1="2.855cm" svg:x2="8.218cm" svg:y2="0.855cm"><text:p/></draw:line><draw:frame draw:style-name="gr18" draw:text-style-name="P131" svg:width="0.509cm" svg:height="1.206cm" svg:x="4.129cm" svg:y="1.062cm"><draw:text-box><text:p/></draw:text-box></draw:frame><draw:frame draw:style-name="gr19" draw:text-style-name="P131" svg:width="0.78cm" svg:height="0.727cm" svg:x="4.331cm" svg:y="1.341cm"><draw:text-box><text:p text:style-name="P127"><text:span text:style-name="T196">F</text:span></text:p></draw:text-box></draw:frame><draw:g draw:style-name="gr4"><draw:line draw:style-name="gr20" draw:text-style-name="P129" svg:x1="4.671cm" svg:y1="1.883cm" svg:x2="4.86cm" svg:y2="2.082cm"><text:p/></draw:line><draw:line draw:style-name="gr21" draw:text-style-name="P129" svg:x1="4.847cm" svg:y1="1.883cm" svg:x2="4.656cm" svg:y2="2.082cm"><text:p/></draw:line></draw:g><draw:line draw:style-name="gr22" draw:text-style-name="P132" svg:x1="5.712cm" svg:y1="0.855cm" svg:x2="8.485cm" svg:y2="2.033cm"><text:p/></draw:line><draw:frame draw:style-name="gr23" draw:text-style-name="P131" svg:width="1.244cm" svg:height="0.846cm" svg:x="7.306cm" svg:y="2.334cm"><draw:text-box><text:p text:style-name="P127"><text:span text:style-name="T196">(d''</text:span><text:span text:style-name="T197">)</text:span></text:p></draw:text-box></draw:frame><draw:frame draw:style-name="gr24" draw:text-style-name="P131" svg:width="0.78cm" svg:height="0.729cm" svg:x="6.447cm" svg:y="0.663cm"><draw:text-box><text:p text:style-name="P127"><text:span text:style-name="T196">G</text:span></text:p></draw:text-box></draw:frame><draw:line draw:style-name="gr25" draw:text-style-name="P132" svg:x1="6.559cm" svg:y1="2.402cm" svg:x2="6.51cm" svg:y2="2.601cm"><text:p/></draw:line><draw:frame draw:style-name="gr26" draw:text-style-name="P131" svg:width="0.777cm" svg:height="0.727cm" svg:x="5.923cm" svg:y="2.441cm"><draw:text-box><text:p text:style-name="P127"><text:span text:style-name="T196">H</text:span></text:p></draw:text-box></draw:frame><draw:g draw:style-name="gr4"><draw:frame draw:style-name="gr27" draw:text-style-name="P128" svg:width="0.777cm" svg:height="0.71cm" svg:x="-0.15cm" svg:y="2.531cm"><draw:text-box><text:p text:style-name="P127"><text:span text:style-name="T195">D</text:span></text:p></draw:text-box></draw:frame><draw:frame draw:style-name="gr28" draw:text-style-name="P128" svg:width="0.773cm" svg:height="0.71cm" svg:x="-0.174cm" svg:y="2.932cm"><draw:text-box><text:p text:style-name="P127"><text:span text:style-name="T195">.</text:span></text:p></draw:text-box></draw:frame></draw:g><draw:g draw:style-name="gr4"><draw:frame draw:style-name="gr29" draw:text-style-name="P128" svg:width="0.773cm" svg:height="0.71cm" svg:x="1.14cm" svg:y="2.531cm"><draw:text-box><text:p text:style-name="P127"><text:span text:style-name="T195">E</text:span></text:p></draw:text-box></draw:frame><draw:frame draw:style-name="gr30" draw:text-style-name="P128" svg:width="0.803cm" svg:height="0.708cm" svg:x="1.126cm" svg:y="3.133cm"><draw:text-box><text:p text:style-name="P127"><text:span text:style-name="T195">+</text:span></text:p></draw:text-box></draw:frame></draw:g><draw:frame draw:style-name="gr31" draw:text-style-name="P131" svg:width="1.218cm" svg:height="0.847cm" svg:x="8.225cm" svg:y="1.439cm"><draw:text-box><text:p text:style-name="P127"><text:span text:style-name="T196">(d'</text:span><text:span text:style-name="T197">)</text:span></text:p></draw:text-box></draw:frame><draw:frame draw:style-name="gr32" draw:text-style-name="P131" svg:width="1.221cm" svg:height="0.847cm" svg:x="8.007cm" svg:y="0.194cm"><draw:text-box><text:p text:style-name="P127"><text:span text:style-name="T196">(d</text:span><text:span text:style-name="T197">)</text:span></text:p></draw:text-box></draw:frame></draw:g><draw:custom-shape draw:name="Forme8" draw:style-name="gr33" draw:text-style-name="P134" svg:width="4.451cm" svg:height="0.809cm" svg:x="2.558cm" svg:y="3.184cm"><text:p text:style-name="P133"><text:span text:style-name="T198">Inutile de mettre une croix pour un point d’intersection.</text:span></text:p><draw:enhanced-geometry svg:viewBox="0 0 21600 21600" draw:text-areas="800 800 20800 20800" draw:type="round-rectangular-callout" draw:modifiers="10757.2107765452 -288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draw:g><text:span text:style-name="_5f_Caractères">Entoure les points correctement représentés.</text:span></text:h>
      <text:list xml:id="list93420828929219" text:continue-numbering="true" text:style-name="_5f_Numérotation_20_des_20_exercices">
        <text:list-item>
          <text:h text:style-name="P125" text:outline-level="1"><text:span text:style-name="_5f_Caractères_5f_gras">Placer un point</text:span></text:h>
        </text:list-item>
      </text:list>
      <text:h text:style-name="_5f_Paragraphe" text:outline-level="1"><text:span text:style-name="_5f_Caractères"><text:span text:style-name="T191">Louis</text:span></text:span><text:span text:style-name="_5f_Caractères">, Laura et Saïd ont effectué l'exercice suivant :</text:span></text:h>
      <text:h text:style-name="_5f_Paragraphe" text:outline-level="1"><text:span text:style-name="_5f_Caractères">« Place trois points A, B et C tels que :</text:span></text:h>
      <text:h text:style-name="_5f_Paragraphe" text:outline-level="1"><text:span text:style-name="_5f_Caractères">A est le point d'intersection de (d</text:span><text:span text:style-name="_5f_Caractères_5f_indice">1</text:span><text:span text:style-name="_5f_Caractères">) et (d</text:span><text:span text:style-name="_5f_Caractères_5f_indice">2</text:span><text:span text:style-name="_5f_Caractères">) ;</text:span></text:h>
      <text:h text:style-name="_5f_Paragraphe" text:outline-level="1"><text:span text:style-name="_5f_Caractères">B appartient à (d</text:span><text:span text:style-name="_5f_Caractères_5f_indice">1</text:span><text:span text:style-name="_5f_Caractères">) et n’appartient pas à (d</text:span><text:span text:style-name="_5f_Caractères_5f_indice">2</text:span><text:span text:style-name="_5f_Caractères">) ;</text:span></text:h>
      <text:h text:style-name="P105" text:outline-level="1"><text:span text:style-name="_5f_Caractères">C n’appartient ni à (d</text:span><text:span text:style-name="_5f_Caractères_5f_indice">1</text:span><text:span text:style-name="_5f_Caractères">), ni à (d</text:span><text:span text:style-name="_5f_Caractères_5f_indice">2</text:span><text:span text:style-name="_5f_Caractères">). »</text:span></text:h>
      <text:list xml:id="list93420761548699" text:continue-list="list93420828929219" text:style-name="_5f_Numérotation_20_des_20_exercices">
        <text:list-item>
          <text:list>
            <text:list-item text:start-value="1">
              <text:p text:style-name="P119"><draw:path text:anchor-type="paragraph" draw:z-index="308" draw:name="Shape10" draw:style-name="gr52" draw:text-style-name="P139" svg:width="0.682cm" svg:height="0.654cm" draw:transform="rotate (-1.5707963267949) translate (6.93033926243356cm 2.88264604734927cm)" svg:viewBox="0 0 683 655" svg:d="M238 646c111 3 229 42 328-76 83-99 101-214 116-328 17-133-107-244-222-242-120 2-198 146-309 155-164 14-121 159-144 240-44 152 141 139 213 203l48 28z"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/draw:path><draw:g text:anchor-type="paragraph" draw:z-index="393" draw:name="Forme2" draw:style-name="gr43"><draw:frame draw:style-name="gr44" draw:text-style-name="P131" svg:width="0.412cm" svg:height="1.206cm" svg:x="4.456cm" svg:y="7.832cm"><draw:text-box><text:p/></draw:text-box></draw:frame><draw:frame draw:style-name="gr45" draw:text-style-name="P131" svg:width="0.505cm" svg:height="1.206cm" svg:x="4.323cm" svg:y="7.168cm"><draw:text-box><text:p/></draw:text-box></draw:frame><draw:frame draw:style-name="gr44" draw:text-style-name="P131" svg:width="0.415cm" svg:height="1.206cm" svg:x="4.457cm" svg:y="7.832cm"><draw:text-box><text:p/></draw:text-box></draw:frame><draw:frame draw:style-name="gr45" draw:text-style-name="P131" svg:width="0.505cm" svg:height="1.206cm" svg:x="4.325cm" svg:y="7.168cm"><draw:text-box><text:p/></draw:text-box></draw:frame><draw:line draw:style-name="gr46" draw:text-style-name="P132" svg:x1="2.939cm" svg:y1="8.328cm" svg:x2="7.555cm" svg:y2="5.851cm"><text:p/></draw:line><draw:line draw:style-name="gr46" draw:text-style-name="P132" svg:x1="3.417cm" svg:y1="7.262cm" svg:x2="8.088cm" svg:y2="8.708cm"><text:p/></draw:line><draw:frame draw:style-name="gr47" draw:text-style-name="P131" svg:width="1.16cm" svg:height="0.676cm" svg:x="6.749cm" svg:y="5.385cm"><draw:text-box><text:p text:style-name="P127"><text:span text:style-name="T196">(d</text:span><text:span text:style-name="T199">1</text:span><text:span text:style-name="T197">)</text:span></text:p></draw:text-box></draw:frame><draw:frame draw:style-name="gr47" draw:text-style-name="P131" svg:width="1.16cm" svg:height="0.676cm" svg:x="7.797cm" svg:y="8.168cm"><draw:text-box><text:p text:style-name="P127"><text:span text:style-name="T196">(d</text:span><text:span text:style-name="T199">2</text:span><text:span text:style-name="T197">)</text:span></text:p></draw:text-box></draw:frame><draw:frame draw:style-name="gr44" draw:text-style-name="P131" svg:width="0.414cm" svg:height="1.206cm" svg:x="4.17cm" svg:y="7.399cm"><draw:text-box><text:p/></draw:text-box></draw:frame><draw:frame draw:style-name="gr45" draw:text-style-name="P131" svg:width="0.505cm" svg:height="1.206cm" svg:x="4.039cm" svg:y="6.74cm"><draw:text-box><text:p/></draw:text-box></draw:frame><draw:frame draw:style-name="gr48" draw:text-style-name="P131" svg:width="0.757cm" svg:height="0.676cm" svg:x="3.733cm" svg:y="7.95cm"><draw:text-box><text:p text:style-name="P127"><text:span text:style-name="T196">B</text:span></text:p></draw:text-box></draw:frame><draw:line draw:style-name="gr46" draw:text-style-name="P132" svg:x1="2.942cm" svg:y1="8.328cm" svg:x2="7.558cm" svg:y2="5.851cm"><text:p/></draw:line><draw:line draw:style-name="gr46" draw:text-style-name="P132" svg:x1="3.42cm" svg:y1="7.262cm" svg:x2="8.089cm" svg:y2="8.708cm"><text:p/></draw:line><draw:frame draw:style-name="gr45" draw:text-style-name="P131" svg:width="0.505cm" svg:height="1.206cm" svg:x="4.039cm" svg:y="6.74cm"><draw:text-box><text:p/></draw:text-box></draw:frame><draw:frame draw:style-name="gr48" draw:text-style-name="P131" svg:width="0.757cm" svg:height="0.676cm" svg:x="4.039cm" svg:y="7.006cm"><draw:text-box><text:p text:style-name="P127"><text:span text:style-name="T196">A</text:span></text:p></draw:text-box></draw:frame><draw:frame draw:style-name="gr49" draw:text-style-name="P131" svg:width="0.308cm" svg:height="0.676cm" svg:x="3.055cm" svg:y="6.655cm"><draw:text-box><text:p text:style-name="P127"><text:span text:style-name="T196">C</text:span></text:p></draw:text-box></draw:frame><draw:line draw:style-name="gr50" draw:text-style-name="P132" svg:x1="3.245cm" svg:y1="7.105cm" svg:x2="3.047cm" svg:y2="7.278cm"><text:p/></draw:line><draw:line draw:style-name="gr50" draw:text-style-name="P132" svg:x1="3.061cm" svg:y1="7.091cm" svg:x2="3.232cm" svg:y2="7.304cm"><text:p/></draw:line><draw:line draw:style-name="gr51" draw:text-style-name="P132" svg:x1="1.92cm" svg:y1="6.807cm" svg:x2="6.589cm" svg:y2="8.253cm"><text:p/></draw:line></draw:g><draw:path text:anchor-type="paragraph" draw:z-index="310" draw:name="Shape19" draw:style-name="gr42" draw:text-style-name="P138" svg:width="0.808cm" svg:height="0.721cm" draw:transform="skewX (0.779464043940668) rotate (-2.10434347912956) translate (3.50802079032069cm 7.22726220737278cm)" svg:viewBox="0 0 809 722" svg:d="M460 712c118 28 429 2 329-213-60-128-130-255-189-385-69-149-291-141-399-41-80 75-314 173-136 320 103 85 209 168 309 252l51 32z"><text:p/></draw:path><text:span text:style-name="_5f_Caractères"><text:span text:style-name="T191">Louis</text:span></text:span><text:span text:style-name="_5f_Caractères">, Laura et Saïd ont fait des erreurs. Entoure en vert les points mal schématisés et en rouge les points mal placés.</text:span><draw:g text:anchor-type="char" draw:z-index="295" draw:name="Shape11_0" draw:style-name="gr149"><draw:line draw:style-name="gr46" draw:text-style-name="P132" svg:x1="3.135cm" svg:y1="4.725cm" svg:x2="7.751cm" svg:y2="2.248cm"><text:p/></draw:line><draw:frame draw:style-name="gr150" draw:text-style-name="P131" svg:width="1.135cm" svg:height="0.664cm" svg:x="6.662cm" svg:y="1.672cm"><draw:text-box><text:p text:style-name="P154"><text:span text:style-name="T196">(d</text:span><text:span text:style-name="T199">1</text:span><text:span text:style-name="T197">)</text:span></text:p></draw:text-box></draw:frame><draw:frame draw:style-name="gr150" draw:text-style-name="P131" svg:width="1.135cm" svg:height="0.664cm" svg:x="7.535cm" svg:y="4.51cm"><draw:text-box><text:p text:style-name="P154"><text:span text:style-name="T196">(d</text:span><text:span text:style-name="T199">2</text:span><text:span text:style-name="T197">)</text:span></text:p></draw:text-box></draw:frame><draw:frame draw:style-name="gr151" draw:text-style-name="P131" svg:width="0.412cm" svg:height="1.188cm" svg:x="4.367cm" svg:y="3.794cm"><draw:text-box><text:p/></draw:text-box></draw:frame><draw:frame draw:style-name="gr152" draw:text-style-name="P131" svg:width="0.747cm" svg:height="0.664cm" svg:x="4.162cm" svg:y="4.009cm"><draw:text-box><text:p text:style-name="P154"><text:span text:style-name="T196">A</text:span></text:p></draw:text-box></draw:frame><draw:frame draw:style-name="gr152" draw:text-style-name="P131" svg:width="0.747cm" svg:height="0.664cm" svg:x="6.231cm" svg:y="2.866cm"><draw:text-box><text:p text:style-name="P154"><text:span text:style-name="T196">B</text:span></text:p></draw:text-box></draw:frame><draw:line draw:style-name="gr46" draw:text-style-name="P132" svg:x1="3.137cm" svg:y1="4.725cm" svg:x2="7.753cm" svg:y2="2.248cm"><text:p/></draw:line><draw:line draw:style-name="gr46" draw:text-style-name="P132" svg:x1="3.615cm" svg:y1="3.658cm" svg:x2="8.162cm" svg:y2="5.172cm"><text:p/></draw:line><draw:frame draw:style-name="gr153" draw:text-style-name="P131" svg:width="0.752cm" svg:height="0.858cm" svg:x="6.909cm" svg:y="4.316cm"><draw:text-box><text:p text:style-name="P154"><text:span text:style-name="T196">C</text:span></text:p></draw:text-box></draw:frame></draw:g></text:p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h text:style-name="P106" text:outline-level="1"><draw:path text:anchor-type="paragraph" draw:z-index="391" draw:name="Shape10_4" draw:style-name="gr52" draw:text-style-name="P139" svg:width="0.809cm" svg:height="0.761cm" draw:transform="rotate (-1.5707963267949) translate (7.57416196536139cm 0.981257627727941cm)" svg:viewBox="0 0 810 762" svg:d="M282 752c131 4 271 49 389-88 98-116 119-249 137-382 20-155-127-284-263-282-142 2-235 170-366 181-195 16-144 185-171 279-52 177 167 162 252 236l57 33z"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text:p text:style-name="P136"/></draw:path><draw:path text:anchor-type="paragraph" draw:z-index="392" draw:name="Shape19_0" draw:style-name="gr42" draw:text-style-name="P138" svg:width="1.255cm" svg:height="1.275cm" draw:transform="skewX (0.283790536374278) rotate (-2.402271182445) translate (7.97906723858129cm 1.46715550744227cm)" svg:viewBox="0 0 1256 1276" svg:d="M714 1260c183 49 666 2 512-378-93-226-201-451-293-680-106-264-451-249-619-72-125 133-489 307-213 567 160 150 324 297 479 445l79 56z"><text:p/></draw:path><draw:path text:anchor-type="paragraph" draw:z-index="395" draw:name="Shape19_2" draw:style-name="gr42" draw:text-style-name="P138" svg:width="1.255cm" svg:height="1.275cm" draw:transform="skewX (0.283790536374278) rotate (-2.402271182445) translate (4.90637279413685cm 5.17132217410893cm)" svg:viewBox="0 0 1256 1276" svg:d="M714 1260c183 49 666 2 512-378-93-226-201-451-293-680-106-264-451-249-619-72-125 133-489 307-213 567 160 150 324 297 479 445l79 56z"><text:p/></draw:path><text:span text:style-name="_5f_Caractères"><text:span text:style-name="T193">Louis</text:span></text:span></text:h>
          </table:table-cell>
          <table:table-cell table:style-name="Tableau1.B1" office:value-type="string">
            <text:h text:style-name="_5f_Tableau_5f_Centré_5f_Gras" text:outline-level="1"><text:span text:style-name="_5f_Caractères"/></text:h>
          </table:table-cell>
        </table:table-row>
        <table:table-row table:style-name="Tableau1.1">
          <table:table-cell table:style-name="Tableau1.A2" office:value-type="string">
            <text:h text:style-name="_5f_Tableau_5f_Centré_5f_Gras" text:outline-level="1"><draw:path text:anchor-type="paragraph" draw:z-index="309" draw:name="Shape18" draw:style-name="gr107" draw:text-style-name="P136" svg:width="0.836cm" svg:height="0.91cm" draw:transform="skewX (0.127059969545187) rotate (-1.83259571459405) translate (4.59389781481593cm 1.0766888713839cm)" svg:viewBox="0 0 837 911" svg:d="M298 907c174 26 340-59 453-180 137-149 77-301 41-447-28-108-70-393-329-231-144 92-336 144-424 285-94 147 5 296 54 434l192 60 197 28"><text:p/></draw:path><text:span text:style-name="_5f_Caractères">Laura</text:span></text:h>
          </table:table-cell>
          <table:table-cell table:style-name="Tableau1.B2" office:value-type="string">
            <text:h text:style-name="_5f_Tableau_5f_Centré" text:outline-level="1"><text:span text:style-name="_5f_Caractères"/></text:h>
          </table:table-cell>
        </table:table-row>
        <table:table-row table:style-name="Tableau1.1">
          <table:table-cell table:style-name="Tableau1.A2" office:value-type="string">
            <text:h text:style-name="_5f_Tableau_5f_Centré_5f_Gras" text:outline-level="1"><text:span text:style-name="_5f_Caractères">Saïd</text:span></text:h>
          </table:table-cell>
          <table:table-cell table:style-name="Tableau1.B3" office:value-type="string">
            <text:h text:style-name="_5f_Tableau_5f_Centré" text:outline-level="1"><draw:path text:anchor-type="paragraph" draw:z-index="394" draw:name="Shape19_1" draw:style-name="gr42" draw:text-style-name="P138" svg:width="1.255cm" svg:height="1.275cm" draw:transform="skewX (0.283790536374278) rotate (-2.402271182445) translate (4.49891446080351cm 2.77596106299782cm)" svg:viewBox="0 0 1256 1276" svg:d="M714 1260c183 49 666 2 512-378-93-226-201-451-293-680-106-264-451-249-619-72-125 133-489 307-213 567 160 150 324 297 479 445l79 56z"><text:p/></draw:path><text:span text:style-name="_5f_Caractères"><draw:g text:anchor-type="as-char" svg:y="-0.106cm" draw:z-index="294" draw:name="Shape13" draw:style-name="gr143"><draw:line draw:style-name="gr144" draw:text-style-name="P158" svg:x1="0cm" svg:y1="2.853cm" svg:x2="4.616cm" svg:y2="0.376cm"><text:p/></draw:line><draw:line draw:style-name="gr144" draw:text-style-name="P158" svg:x1="0.478cm" svg:y1="1.789cm" svg:x2="5.149cm" svg:y2="3.235cm"><text:p/></draw:line><draw:frame draw:style-name="gr154" draw:text-style-name="P159" svg:width="0.717cm" svg:height="0.595cm" svg:x="3.932cm" svg:y="0cm"><draw:text-box><text:p text:style-name="P154"><text:span text:style-name="T209">(d</text:span><text:span text:style-name="T210">1</text:span><text:span text:style-name="T211">)</text:span></text:p></draw:text-box></draw:frame><draw:frame draw:style-name="gr154" draw:text-style-name="P159" svg:width="0.717cm" svg:height="0.595cm" svg:x="4.858cm" svg:y="2.693cm"><draw:text-box><text:p text:style-name="P154"><text:span text:style-name="T209">(d</text:span><text:span text:style-name="T210">2</text:span><text:span text:style-name="T211">)</text:span></text:p></draw:text-box></draw:frame><draw:frame draw:style-name="gr155" draw:text-style-name="P159" svg:width="0.412cm" svg:height="0.532cm" svg:x="1.231cm" svg:y="1.924cm"><draw:text-box><text:p/></draw:text-box></draw:frame><draw:frame draw:style-name="gr147" draw:text-style-name="P159" svg:width="0.004cm" svg:height="0.532cm" svg:x="1.101cm" svg:y="1.265cm"><draw:text-box><text:p/></draw:text-box></draw:frame><draw:frame draw:style-name="gr156" draw:text-style-name="P159" svg:width="0.272cm" svg:height="0.477cm" svg:x="3.016cm" svg:y="2.148cm"><draw:text-box><text:p text:style-name="P154"><text:span text:style-name="T209">B</text:span></text:p></draw:text-box></draw:frame><draw:line draw:style-name="gr144" draw:text-style-name="P158" svg:x1="0.002cm" svg:y1="2.853cm" svg:x2="4.618cm" svg:y2="0.376cm"><text:p/></draw:line><draw:line draw:style-name="gr144" draw:text-style-name="P158" svg:x1="0.48cm" svg:y1="1.789cm" svg:x2="5.149cm" svg:y2="3.235cm"><text:p/></draw:line><draw:frame draw:style-name="gr155" draw:text-style-name="P159" svg:width="0.41cm" svg:height="0.532cm" svg:x="1.233cm" svg:y="1.924cm"><draw:text-box><text:p/></draw:text-box></draw:frame><draw:frame draw:style-name="gr147" draw:text-style-name="P159" svg:width="0.004cm" svg:height="0.532cm" svg:x="1.101cm" svg:y="1.265cm"><draw:text-box><text:p/></draw:text-box></draw:frame><draw:frame draw:style-name="gr156" draw:text-style-name="P159" svg:width="0.272cm" svg:height="0.477cm" svg:x="1.298cm" svg:y="1.595cm"><draw:text-box><text:p text:style-name="P154"><text:span text:style-name="T209">A</text:span></text:p></draw:text-box></draw:frame><draw:frame draw:style-name="gr157" draw:text-style-name="P159" svg:width="0.306cm" svg:height="0.477cm" svg:x="4.025cm" svg:y="1.423cm"><draw:text-box><text:p text:style-name="P154"><text:span text:style-name="T209">C</text:span></text:p></draw:text-box></draw:frame><draw:line draw:style-name="gr158" draw:text-style-name="P158" svg:x1="4.183cm" svg:y1="1.923cm" svg:x2="3.985cm" svg:y2="2.096cm"><text:p/></draw:line><draw:line draw:style-name="gr158" draw:text-style-name="P158" svg:x1="3.999cm" svg:y1="1.909cm" svg:x2="4.17cm" svg:y2="2.121cm"><text:p/></draw:line><draw:line draw:style-name="gr158" draw:text-style-name="P158" svg:x1="3.35cm" svg:y1="2.531cm" svg:x2="3.283cm" svg:y2="2.769cm"><text:p/></draw:line></draw:g></text:span></text:h>
          </table:table-cell>
        </table:table-row>
      </table:table>
      <text:list xml:id="list93420727761126" text:continue-numbering="true" text:style-name="_5f_Numérotation_20_des_20_exercices">
        <text:list-item>
          <text:list>
            <text:list-item>
              <text:p text:style-name="P118"><draw:frame text:anchor-type="paragraph" draw:z-index="312" draw:name="Shape23" draw:style-name="gr103" draw:text-style-name="P152" svg:width="0.318cm" svg:height="0.593cm" svg:x="2.402cm" svg:y="0.942cm"><draw:text-box><text:p><text:span text:style-name="T205">B</text:span></text:p></draw:text-box></draw:frame><text:span text:style-name="_5f_Caractères">Place correctement les points A, B et C sur la figure suivante :</text:span></text:p>
            </text:list-item>
          </text:list>
        </text:list-item>
      </text:list>
      <text:h text:style-name="_5f_Paragraphe" text:outline-level="1"><draw:g text:anchor-type="paragraph" draw:z-index="296" draw:name="Shape14" draw:style-name="gr43"><draw:frame draw:style-name="gr148" draw:text-style-name="P131" svg:width="1.138cm" svg:height="0.668cm" svg:x="5.671cm" svg:y="1.196cm"><draw:text-box><text:p text:style-name="P154"><text:span text:style-name="T196">(d</text:span><text:span text:style-name="T199">1</text:span><text:span text:style-name="T197">)</text:span></text:p></draw:text-box></draw:frame><draw:frame draw:style-name="gr148" draw:text-style-name="P131" svg:width="1.138cm" svg:height="0.668cm" svg:x="1.672cm" svg:y="1.53cm"><draw:text-box><text:p text:style-name="P154"><text:span text:style-name="T196">(d</text:span><text:span text:style-name="T199">2</text:span><text:span text:style-name="T197">)</text:span></text:p></draw:text-box></draw:frame><draw:line draw:style-name="gr46" draw:text-style-name="P132" svg:x1="1.672cm" svg:y1="0.195cm" svg:x2="6.989cm" svg:y2="1.336cm"><text:p/></draw:line><draw:line draw:style-name="gr46" draw:text-style-name="P132" svg:x1="6.506cm" svg:y1="0.48cm" svg:x2="2.172cm" svg:y2="2.195cm"><text:p/></draw:line></draw:g><draw:frame text:anchor-type="paragraph" draw:z-index="311" draw:name="Shape22" draw:style-name="gr103" draw:text-style-name="P151" svg:width="0.299cm" svg:height="0.593cm" svg:x="5.108cm" svg:y="0.272cm"><draw:text-box><text:p><text:span text:style-name="T204">A</text:span></text:p></draw:text-box></draw:frame><draw:g text:anchor-type="paragraph" draw:z-index="321" draw:name="DrawObject1_3" draw:style-name="gr43"><draw:line draw:name="Shape30_8" draw:style-name="gr102" draw:text-style-name="P150" svg:x1="2.473cm" svg:y1="0.268cm" svg:x2="2.531cm" svg:y2="0.48cm"><text:p/></draw:line><draw:line draw:name="Shape30_9" draw:style-name="gr102" draw:text-style-name="P150" svg:x1="2.601cm" svg:y1="0.33cm" svg:x2="2.403cm" svg:y2="0.426cm"><text:p/></draw:line></draw:g></text:h>
      <text:h text:style-name="_5f_Paragraphe" text:outline-level="1"><draw:g text:anchor-type="paragraph" draw:z-index="322" draw:name="DrawObject1_4" draw:style-name="gr43"><draw:line draw:name="Shape30_10" draw:style-name="gr102" draw:text-style-name="P150" svg:x1="5.23cm" svg:y1="0.252cm" svg:x2="5.288cm" svg:y2="0.464cm"><text:p/></draw:line><draw:line draw:name="Shape30_11" draw:style-name="gr102" draw:text-style-name="P150" svg:x1="5.355cm" svg:y1="0.314cm" svg:x2="5.157cm" svg:y2="0.41cm"><text:p/></draw:line></draw:g><draw:frame text:anchor-type="paragraph" draw:z-index="323" draw:name="Shape22_0" draw:style-name="gr103" draw:text-style-name="P151" svg:width="0.299cm" svg:height="0.593cm" svg:x="6.809cm" svg:y="0.034cm"><draw:text-box><text:p><text:span text:style-name="T204">C</text:span></text:p></draw:text-box></draw:frame><draw:g text:anchor-type="paragraph" draw:z-index="324" draw:name="DrawObject1_5" draw:style-name="gr43"><draw:line draw:name="Shape30_12" draw:style-name="gr102" draw:text-style-name="P150" svg:x1="6.586cm" svg:y1="-0.029cm" svg:x2="6.644cm" svg:y2="0.183cm"><text:p/></draw:line><draw:line draw:name="Shape30_13" draw:style-name="gr102" draw:text-style-name="P150" svg:x1="6.711cm" svg:y1="0.034cm" svg:x2="6.513cm" svg:y2="0.13cm"><text:p/></draw:line></draw:g></text:h>
      <text:list xml:id="list93419953260397" text:continue-numbering="true" text:style-name="_5f_Numérotation_20_des_20_exercices">
        <text:list-item>
          <text:h text:style-name="P126" text:outline-level="1"><text:span text:style-name="_5f_Caractères">Complète la figure ou la consigne à l'aide des phrases ci‑dessous.</text:span></text:h>
        </text:list-item>
      </text:list>
      <text:h text:style-name="_5f_Paragraphe" text:outline-level="1"><draw:frame text:anchor-type="paragraph" draw:z-index="313" draw:name="Shape25" draw:style-name="gr106" draw:text-style-name="P152" svg:width="0.283cm" svg:height="0.414cm" svg:x="2.798cm" svg:y="1.833cm"><draw:text-box><text:p><text:span text:style-name="T205">A</text:span></text:p></draw:text-box></draw:frame><draw:frame text:anchor-type="paragraph" draw:z-index="314" draw:name="Shape26" draw:style-name="gr105" draw:text-style-name="P152" svg:width="0.212cm" svg:height="0.541cm" svg:x="5.794cm" svg:y="0.965cm"><draw:text-box><text:p><text:span text:style-name="T205">T</text:span></text:p></draw:text-box></draw:frame><draw:frame text:anchor-type="paragraph" draw:z-index="315" draw:name="Shape27" draw:style-name="gr104" draw:text-style-name="P152" svg:width="0.265cm" svg:height="0.495cm" svg:x="2.79cm" svg:y="2.718cm"><draw:text-box><text:p><text:span text:style-name="T205">H</text:span></text:p></draw:text-box></draw:frame><draw:frame text:anchor-type="paragraph" draw:z-index="316" draw:name="Shape28" draw:style-name="gr104" draw:text-style-name="P152" svg:width="0.375cm" svg:height="0.495cm" svg:x="2.672cm" svg:y="-0.076cm"><draw:text-box><text:p><text:span text:style-name="T205">M</text:span></text:p></draw:text-box></draw:frame><draw:g text:anchor-type="paragraph" draw:z-index="317" draw:name="DrawObject1" draw:style-name="gr43"><draw:line draw:name="Shape30" draw:style-name="gr96" draw:text-style-name="P136" svg:x1="5.789cm" svg:y1="1.331cm" svg:x2="5.847cm" svg:y2="1.543cm"><text:p/></draw:line><draw:line draw:name="Shape30_0" draw:style-name="gr96" draw:text-style-name="P136" svg:x1="5.914cm" svg:y1="1.397cm" svg:x2="5.716cm" svg:y2="1.493cm"><text:p/></draw:line></draw:g><draw:g text:anchor-type="paragraph" draw:z-index="318" draw:name="DrawObject1_0" draw:style-name="gr43"><draw:line draw:name="Shape30_3" draw:style-name="gr96" draw:text-style-name="P136" svg:x1="3.078cm" svg:y1="1.739cm" svg:x2="3.136cm" svg:y2="1.951cm"><text:p/></draw:line><draw:line draw:name="Shape30_4" draw:style-name="gr96" draw:text-style-name="P136" svg:x1="3.205cm" svg:y1="1.801cm" svg:x2="3.007cm" svg:y2="1.897cm"><text:p/></draw:line></draw:g><draw:g text:anchor-type="paragraph" draw:z-index="319" draw:name="DrawObject1_1" draw:style-name="gr43"><draw:line draw:name="Shape30_2" draw:style-name="gr96" draw:text-style-name="P136" svg:x1="3.129cm" svg:y1="2.342cm" svg:x2="3.187cm" svg:y2="2.554cm"><text:p/></draw:line><draw:line draw:name="Shape30_5" draw:style-name="gr96" draw:text-style-name="P136" svg:x1="3.254cm" svg:y1="2.404cm" svg:x2="3.056cm" svg:y2="2.5cm"><text:p/></draw:line></draw:g><draw:g text:anchor-type="paragraph" draw:z-index="320" draw:name="DrawObject1_2" draw:style-name="gr43"><draw:line draw:name="Shape30_6" draw:style-name="gr102" draw:text-style-name="P150" svg:x1="3.046cm" svg:y1="0.418cm" svg:x2="3.104cm" svg:y2="0.63cm"><text:p/></draw:line><draw:line draw:name="Shape30_7" draw:style-name="gr102" draw:text-style-name="P150" svg:x1="3.171cm" svg:y1="0.48cm" svg:x2="2.973cm" svg:y2="0.576cm"><text:p/></draw:line></draw:g><draw:g text:anchor-type="as-char" svg:y="0cm" draw:z-index="297" draw:name="Shape16" draw:style-name="gr143"><draw:line draw:style-name="gr144" draw:text-style-name="P158" svg:x1="3.055cm" svg:y1="0.139cm" svg:x2="3.205cm" svg:y2="3.573cm"><text:p/></draw:line><draw:line draw:style-name="gr144" draw:text-style-name="P158" svg:x1="1.877cm" svg:y1="0cm" svg:x2="8.215cm" svg:y2="2.145cm"><text:p/></draw:line><draw:line draw:style-name="gr144" draw:text-style-name="P158" svg:x1="0.788cm" svg:y1="3.26cm" svg:x2="8.48cm" svg:y2="0.318cm"><text:p/></draw:line><draw:line draw:style-name="gr144" draw:text-style-name="P158" svg:x1="0.012cm" svg:y1="0.628cm" svg:x2="7.789cm" svg:y2="3.373cm"><text:p/></draw:line><draw:frame draw:style-name="gr145" draw:text-style-name="P159" svg:width="0.699cm" svg:height="0.533cm" svg:x="7.742cm" svg:y="1.469cm"><draw:text-box><text:p text:style-name="P154"><text:span text:style-name="T209">(d</text:span><text:span text:style-name="T210">1</text:span><text:span text:style-name="T209">)</text:span></text:p></draw:text-box></draw:frame><draw:frame draw:style-name="gr146" draw:text-style-name="P159" svg:width="0.699cm" svg:height="0.53cm" svg:x="0cm" svg:y="0.841cm"><draw:text-box><text:p text:style-name="P154"><text:span text:style-name="T209">(d</text:span><text:span text:style-name="T210">2</text:span><text:span text:style-name="T209">)</text:span></text:p></draw:text-box></draw:frame><draw:frame draw:style-name="gr146" draw:text-style-name="P159" svg:width="0.699cm" svg:height="0.53cm" svg:x="6.765cm" svg:y="0.252cm"><draw:text-box><text:p text:style-name="P154"><text:span text:style-name="T209">(d</text:span><text:span text:style-name="T210">3</text:span><text:span text:style-name="T209">)</text:span></text:p></draw:text-box></draw:frame><draw:frame draw:style-name="gr145" draw:text-style-name="P159" svg:width="0.699cm" svg:height="0.533cm" svg:x="3.283cm" svg:y="3.06cm"><draw:text-box><text:p text:style-name="P154"><text:span text:style-name="T209">(d</text:span><text:span text:style-name="T210">4</text:span><text:span text:style-name="T209">)</text:span></text:p></draw:text-box></draw:frame><draw:frame draw:style-name="gr147" draw:text-style-name="P159" svg:width="0.004cm" svg:height="0.532cm" svg:x="2.88cm" svg:y="2.334cm"><draw:text-box><text:p/></draw:text-box></draw:frame></draw:g></text:h>
      <text:list xml:id="list93420796670397" text:continue-numbering="true" text:style-name="_5f_Numérotation_20_des_20_exercices">
        <text:list-item>
          <text:list>
            <text:list-item>
              <text:p text:style-name="P118"><text:span text:style-name="_5f_Caractères">A est le point d'intersection de (d</text:span><text:span text:style-name="_5f_Caractères_5f_indice">2</text:span><text:span text:style-name="_5f_Caractères">) et (d</text:span><text:span text:style-name="_5f_Caractères_5f_indice">4</text:span><text:span text:style-name="_5f_Caractères">).</text:span></text:p>
            </text:list-item>
            <text:list-item>
              <text:p text:style-name="P118"><text:span text:style-name="_5f_Caractères">(d</text:span><text:span text:style-name="_5f_Caractères_5f_indice">1</text:span><text:span text:style-name="_5f_Caractères">) et (d</text:span><text:span text:style-name="_5f_Caractères_5f_indice">3</text:span><text:span text:style-name="_5f_Caractères">) se coupent en T.</text:span></text:p>
            </text:list-item>
            <text:list-item>
              <text:p text:style-name="P118"><text:span text:style-name="_5f_Caractères">Le point d'intersection de (d</text:span><text:span text:style-name="_5f_Caractères_5f_indice">3</text:span><text:span text:style-name="_5f_Caractères">) et (d</text:span><text:span text:style-name="_5f_Caractères_5f_indice">4</text:span><text:span text:style-name="_5f_Caractères">) est H.</text:span></text:p>
            </text:list-item>
            <text:list-item>
              <text:p text:style-name="P118"><text:span text:style-name="_5f_Caractères">M est à l'intersection de (d</text:span><text:span text:style-name="_5f_Caractères_5f_indice">4</text:span><text:span text:style-name="_5f_Caractères">) et de (d</text:span><text:span text:style-name="_5f_Caractères_5f_indice">1</text:span><text:span text:style-name="_5f_Caractères">).</text:span></text:p>
            </text:list-item>
            <text:list-item>
              <text:p text:style-name="P118"><text:span text:style-name="_5f_Caractères">Le seul point d'intersection qui n'est pas nommé est celui de </text:span><text:span text:style-name="_5f_Caractères_5f_correction">(d</text:span><text:span text:style-name="_5f_Caractères_5f_correction"><text:span text:style-name="T184">2</text:span></text:span><text:span text:style-name="_5f_Caractères_5f_correction">)</text:span><text:span text:style-name="_5f_pointillés_20_gris"> </text:span><text:span text:style-name="_5f_Caractères">et </text:span><text:span text:style-name="_5f_Caractères_5f_correction">(d</text:span><text:span text:style-name="_5f_Caractères_5f_correction"><text:span text:style-name="T184">3</text:span></text:span><text:span text:style-name="_5f_Caractères_5f_correction">)</text:span><text:span text:style-name="_5f_pointillés_20_gris"> </text:span><text:span text:style-name="_5f_Caractères">.</text:span></text:p>
            </text:list-item>
          </text:list>
        </text:list-item>
        <text:list-item>
          <text:h text:style-name="P126" text:outline-level="1"><text:span text:style-name="_5f_Caractères">Réalise ci-dessous la figure suivante : </text:span></text:h>
        </text:list-item>
      </text:list>
      <text:h text:style-name="_5f_Paragraphe" text:outline-level="1"><text:span text:style-name="_5f_Caractères">« Le point A est l’intersection des droites (d</text:span><text:span text:style-name="_5f_Caractères_5f_indice">1</text:span><text:span text:style-name="_5f_Caractères">) et (d</text:span><text:span text:style-name="_5f_Caractères_5f_indice">2</text:span><text:span text:style-name="_5f_Caractères">). Les droites (d</text:span><text:span text:style-name="_5f_Caractères_5f_indice">2</text:span><text:span text:style-name="_5f_Caractères">), (d</text:span><text:span text:style-name="_5f_Caractères_5f_indice">3</text:span><text:span text:style-name="_5f_Caractères">) et (d</text:span><text:span text:style-name="_5f_Caractères_5f_indice">4</text:span><text:span text:style-name="_5f_Caractères">) sont concourantes en V. De plus, (d</text:span><text:span text:style-name="_5f_Caractères_5f_indice">1</text:span><text:span text:style-name="_5f_Caractères">) et (d</text:span><text:span text:style-name="_5f_Caractères_5f_indice">3</text:span><text:span text:style-name="_5f_Caractères">) se coupent en E et le point C appartient à la fois à (d</text:span><text:span text:style-name="_5f_Caractères_5f_indice">1</text:span><text:span text:style-name="_5f_Caractères">) et à (d</text:span><text:span text:style-name="_5f_Caractères_5f_indice">4</text:span><text:span text:style-name="_5f_Caractères">). »</text:span></text:h>
      <text:h text:style-name="_5f_Paragraphe" text:outline-level="1"/>
      <text:h text:style-name="_5f_Paragraphe" text:outline-level="1"><draw:g text:anchor-type="paragraph" draw:z-index="325" draw:name="DrawObject2" draw:style-name="gr57"><draw:line draw:name="Shape33" draw:style-name="gr97" draw:text-style-name="P136" svg:x1="1.141cm" svg:y1="0.275cm" svg:x2="9.243cm" svg:y2="3.284cm"><text:p/></draw:line><draw:line draw:name="Shape34" draw:style-name="gr97" draw:text-style-name="P136" svg:x1="2.26cm" svg:y1="-0.1cm" svg:x2="4.398cm" svg:y2="2.694cm"><text:p/></draw:line><draw:frame draw:name="Shape35" draw:style-name="gr98" draw:text-style-name="P149" svg:width="0.309cm" svg:height="0.495cm" svg:x="3.203cm" svg:y="0.545cm"><draw:text-box><text:p><text:span text:style-name="T202">A</text:span></text:p></draw:text-box></draw:frame><draw:frame draw:name="Shape36" draw:style-name="gr99" draw:text-style-name="P149" svg:width="0.782cm" svg:height="0.585cm" svg:x="0.949cm" svg:y="0.448cm"><draw:text-box><text:p><text:span text:style-name="T202">(d</text:span><text:span text:style-name="T203">1</text:span><text:span text:style-name="T202">)</text:span></text:p></draw:text-box></draw:frame><draw:frame draw:name="Shape37" draw:style-name="gr100" draw:text-style-name="P149" svg:width="0.752cm" svg:height="0.613cm" svg:x="2.616cm" svg:y="-0.092cm"><draw:text-box><text:p><text:span text:style-name="T202">(d</text:span><text:span text:style-name="T203">2</text:span><text:span text:style-name="T202">)</text:span></text:p></draw:text-box></draw:frame><draw:line draw:name="Shape38" draw:style-name="gr97" draw:text-style-name="P136" svg:x1="2.568cm" svg:y1="2.076cm" svg:x2="9.512cm" svg:y2="3.226cm"><text:p/></draw:line><draw:line draw:name="Shape39" draw:style-name="gr97" draw:text-style-name="P136" svg:x1="5.477cm" svg:y1="1.3cm" svg:x2="3.309cm" svg:y2="3.027cm"><text:p/></draw:line><draw:frame draw:name="Shape40" draw:style-name="gr98" draw:text-style-name="P149" svg:width="0.193cm" svg:height="0.495cm" svg:x="4.061cm" svg:y="1.887cm"><draw:text-box><text:p><text:span text:style-name="T202">V</text:span></text:p></draw:text-box></draw:frame><draw:frame draw:name="Shape41" draw:style-name="gr101" draw:text-style-name="P149" svg:width="0.713cm" svg:height="0.641cm" svg:x="5.544cm" svg:y="0.689cm"><draw:text-box><text:p><text:span text:style-name="T202">(d</text:span><text:span text:style-name="T203">3</text:span><text:span text:style-name="T202">)</text:span></text:p></draw:text-box></draw:frame><draw:frame draw:name="Shape42" draw:style-name="gr98" draw:text-style-name="P149" svg:width="0.309cm" svg:height="0.495cm" svg:x="4.84cm" svg:y="1.102cm"><draw:text-box><text:p><text:span text:style-name="T202">E</text:span></text:p></draw:text-box></draw:frame><draw:frame draw:name="Shape43" draw:style-name="gr99" draw:text-style-name="P149" svg:width="0.772cm" svg:height="0.585cm" svg:x="1.584cm" svg:y="1.834cm"><draw:text-box><text:p><text:span text:style-name="T202">(d</text:span><text:span text:style-name="T203">4</text:span><text:span text:style-name="T202">)</text:span></text:p></draw:text-box></draw:frame><draw:frame draw:name="Shape44" draw:style-name="gr98" draw:text-style-name="P149" svg:width="0.26cm" svg:height="0.495cm" svg:x="8.705cm" svg:y="3.175cm"><draw:text-box><text:p><text:span text:style-name="T202">C</text:span></text:p></draw:text-box></draw:frame><draw:g draw:name="DrawObject1_6" draw:style-name="gr4"><draw:line draw:name="Shape30_14" draw:style-name="gr96" draw:text-style-name="P136" svg:x1="4.946cm" svg:y1="1.596cm" svg:x2="5.004cm" svg:y2="1.808cm"><text:p/></draw:line><draw:line draw:name="Shape30_15" draw:style-name="gr96" draw:text-style-name="P136" svg:x1="5.071cm" svg:y1="1.658cm" svg:x2="4.873cm" svg:y2="1.754cm"><text:p/></draw:line></draw:g><draw:g draw:name="DrawObject1_7" draw:style-name="gr4"><draw:line draw:name="Shape30_16" draw:style-name="gr96" draw:text-style-name="P136" svg:x1="3.078cm" svg:y1="0.881cm" svg:x2="3.136cm" svg:y2="1.093cm"><text:p/></draw:line><draw:line draw:name="Shape30_17" draw:style-name="gr96" draw:text-style-name="P136" svg:x1="3.203cm" svg:y1="0.947cm" svg:x2="3.005cm" svg:y2="1.043cm"><text:p/></draw:line></draw:g><draw:g draw:name="DrawObject1_8" draw:style-name="gr4"><draw:line draw:name="Shape30_18" draw:style-name="gr96" draw:text-style-name="P136" svg:x1="4.125cm" svg:y1="2.252cm" svg:x2="4.183cm" svg:y2="2.464cm"><text:p/></draw:line><draw:line draw:name="Shape30_19" draw:style-name="gr96" draw:text-style-name="P136" svg:x1="4.252cm" svg:y1="2.314cm" svg:x2="4.054cm" svg:y2="2.41cm"><text:p/></draw:line></draw:g><draw:g draw:name="DrawObject1_9" draw:style-name="gr4"><draw:line draw:name="Shape30_20" draw:style-name="gr96" draw:text-style-name="P136" svg:x1="8.703cm" svg:y1="2.97cm" svg:x2="8.761cm" svg:y2="3.182cm"><text:p/></draw:line><draw:line draw:name="Shape30_21" draw:style-name="gr96" draw:text-style-name="P136" svg:x1="8.828cm" svg:y1="3.032cm" svg:x2="8.63cm" svg:y2="3.128cm"><text:p/></draw:line></draw:g></draw:g></text:h>
      <text:h text:style-name="_5f_Paragraphe" text:outline-level="1"/>
      <text:h text:style-name="_5f_Paragraphe" text:outline-level="1"/>
      <text:h text:style-name="_5f_Paragraphe" text:outline-level="1"/>
      <text:h text:style-name="P104" text:outline-level="1"/>
      <text:h text:style-name="P104" text:outline-level="1"/>
      <text:list xml:id="list93420461823619" text:continue-numbering="true" text:style-name="_5f_Numérotation_20_des_20_exercices">
        <text:list-item>
          <text:h text:style-name="P126" text:outline-level="1"><text:span text:style-name="_5f_Caractères">Complète les phrases à l'aide de la figure.</text:span></text:h>
        </text:list-item>
      </text:list>
      <text:h text:style-name="_5f_Paragraphe" text:outline-level="1"><draw:g text:anchor-type="paragraph" draw:z-index="298" draw:name="Shape15" draw:style-name="gr43"><draw:line draw:style-name="gr46" draw:text-style-name="P132" svg:x1="4.321cm" svg:y1="0.1cm" svg:x2="2.517cm" svg:y2="3.862cm"><text:p/></draw:line><draw:line draw:style-name="gr46" draw:text-style-name="P132" svg:x1="0.049cm" svg:y1="0.822cm" svg:x2="8.173cm" svg:y2="0.822cm"><text:p/></draw:line><draw:line draw:style-name="gr46" draw:text-style-name="P132" svg:x1="1.057cm" svg:y1="3.471cm" svg:x2="8.312cm" svg:y2="0.321cm"><text:p/></draw:line><draw:line draw:style-name="gr46" draw:text-style-name="P132" svg:x1="0.21cm" svg:y1="0.419cm" svg:x2="7.133cm" svg:y2="3.396cm"><text:p/></draw:line><draw:frame draw:style-name="gr132" draw:text-style-name="P131" svg:width="1.59cm" svg:height="0.671cm" svg:x="6.454cm" svg:y="2.583cm"><draw:text-box><text:p text:style-name="P127"><text:span text:style-name="T196">(d</text:span><text:span text:style-name="T199">1</text:span><text:span text:style-name="T196">)</text:span></text:p></draw:text-box></draw:frame><draw:frame draw:style-name="gr133" draw:text-style-name="P131" svg:width="1.661cm" svg:height="0.671cm" svg:x="0cm" svg:y="0.868cm"><draw:text-box><text:p text:style-name="P127"><text:span text:style-name="T196">(d</text:span><text:span text:style-name="T199">2</text:span><text:span text:style-name="T196">)</text:span></text:p></draw:text-box></draw:frame><draw:frame draw:style-name="gr134" draw:text-style-name="P131" svg:width="1.532cm" svg:height="0.671cm" svg:x="0.727cm" svg:y="2.726cm"><draw:text-box><text:p text:style-name="P127"><text:span text:style-name="T196">(d</text:span><text:span text:style-name="T199">3</text:span><text:span text:style-name="T196">)</text:span></text:p></draw:text-box></draw:frame><draw:frame draw:style-name="gr135" draw:text-style-name="P131" svg:width="1.564cm" svg:height="0.671cm" svg:x="2.443cm" svg:y="3.396cm"><draw:text-box><text:p text:style-name="P127"><text:span text:style-name="T196">(d</text:span><text:span text:style-name="T199">4</text:span><text:span text:style-name="T196">)</text:span></text:p></draw:text-box></draw:frame><draw:frame draw:style-name="gr136" draw:text-style-name="P131" svg:width="0.747cm" svg:height="0.673cm" svg:x="0.76cm" svg:y="0.196cm"><draw:text-box><text:p text:style-name="P127"><text:span text:style-name="T196">A</text:span></text:p></draw:text-box></draw:frame><draw:frame draw:style-name="gr137" draw:text-style-name="P131" svg:width="0.747cm" svg:height="0.671cm" svg:x="4.05cm" svg:y="0.32cm"><draw:text-box><text:p text:style-name="P127"><text:span text:style-name="T196">B</text:span></text:p></draw:text-box></draw:frame><draw:frame draw:style-name="gr138" draw:text-style-name="P131" svg:width="0.752cm" svg:height="0.671cm" svg:x="6.847cm" svg:y="0.15cm"><draw:text-box><text:p text:style-name="P127"><text:span text:style-name="T196">C</text:span></text:p></draw:text-box></draw:frame><draw:frame draw:style-name="gr139" draw:text-style-name="P131" svg:width="0.777cm" svg:height="0.671cm" svg:x="3.076cm" svg:y="1.179cm"><draw:text-box><text:p text:style-name="P127"><text:span text:style-name="T196">D</text:span></text:p></draw:text-box></draw:frame><draw:frame draw:style-name="gr140" draw:text-style-name="P131" svg:width="0.727cm" svg:height="0.671cm" svg:x="2.607cm" svg:y="1.96cm"><draw:text-box><text:p text:style-name="P127"><text:span text:style-name="T196">E</text:span></text:p></draw:text-box></draw:frame><draw:frame draw:style-name="gr141" draw:text-style-name="P131" svg:width="0.708cm" svg:height="0.671cm" svg:x="4.112cm" svg:y="2.198cm"><draw:text-box><text:p text:style-name="P127"><text:span text:style-name="T196">F</text:span></text:p></draw:text-box></draw:frame><draw:frame draw:style-name="gr142" draw:text-style-name="P131" svg:width="0.505cm" svg:height="0.747cm" svg:x="2.517cm" svg:y="2.059cm"><draw:text-box><text:p/></draw:text-box></draw:frame></draw:g><text:span text:style-name="_5f_Caractères"/></text:h>
      <text:h text:style-name="_5f_Paragraphe" text:outline-level="1"><draw:g text:anchor-type="paragraph" draw:z-index="326" draw:name="DrawObject1_10" draw:style-name="gr43"><draw:line draw:name="Shape30_22" draw:style-name="gr96" draw:text-style-name="P136" svg:x1="1.13cm" svg:y1="0.105cm" svg:x2="1.188cm" svg:y2="0.317cm"><text:p/></draw:line><draw:line draw:name="Shape30_23" draw:style-name="gr96" draw:text-style-name="P136" svg:x1="1.255cm" svg:y1="0.168cm" svg:x2="1.057cm" svg:y2="0.264cm"><text:p/></draw:line></draw:g><draw:g text:anchor-type="paragraph" draw:z-index="327" draw:name="DrawObject1_11" draw:style-name="gr43"><draw:line draw:name="Shape30_24" draw:style-name="gr96" draw:text-style-name="P136" svg:x1="3.963cm" svg:y1="0.09cm" svg:x2="4.021cm" svg:y2="0.302cm"><text:p/></draw:line><draw:line draw:name="Shape30_25" draw:style-name="gr96" draw:text-style-name="P136" svg:x1="4.088cm" svg:y1="0.152cm" svg:x2="3.89cm" svg:y2="0.248cm"><text:p/></draw:line></draw:g><draw:g text:anchor-type="paragraph" draw:z-index="328" draw:name="DrawObject1_12" draw:style-name="gr43"><draw:line draw:name="Shape30_26" draw:style-name="gr96" draw:text-style-name="P136" svg:x1="7.119cm" svg:y1="0.097cm" svg:x2="7.177cm" svg:y2="0.309cm"><text:p/></draw:line><draw:line draw:name="Shape30_27" draw:style-name="gr96" draw:text-style-name="P136" svg:x1="7.244cm" svg:y1="0.159cm" svg:x2="7.046cm" svg:y2="0.255cm"><text:p/></draw:line></draw:g></text:h>
      <text:h text:style-name="_5f_Paragraphe" text:outline-level="1"><draw:g text:anchor-type="paragraph" draw:z-index="330" draw:name="DrawObject1_14" draw:style-name="gr43"><draw:line draw:name="Shape30_28" draw:style-name="gr96" draw:text-style-name="P148" svg:x1="3.473cm" svg:y1="0.489cm" svg:x2="3.536cm" svg:y2="0.718cm"><text:p/></draw:line><draw:line draw:name="Shape30_29" draw:style-name="gr96" draw:text-style-name="P148" svg:x1="3.609cm" svg:y1="0.556cm" svg:x2="3.393cm" svg:y2="0.66cm"><text:p/></draw:line></draw:g></text:h>
      <text:h text:style-name="_5f_Paragraphe" text:outline-level="1"><draw:g text:anchor-type="paragraph" draw:z-index="329" draw:name="DrawObject1_13" draw:style-name="gr43"><draw:line draw:name="Shape30_0" draw:style-name="gr96" draw:text-style-name="P148" svg:x1="4.159cm" svg:y1="0.154cm" svg:x2="4.222cm" svg:y2="0.383cm"><text:p/></draw:line><draw:line draw:name="Shape30_1" draw:style-name="gr96" draw:text-style-name="P148" svg:x1="4.295cm" svg:y1="0.221cm" svg:x2="4.079cm" svg:y2="0.325cm"><text:p/></draw:line></draw:g></text:h>
      <text:h text:style-name="_5f_Paragraphe" text:outline-level="1"><draw:g text:anchor-type="paragraph" draw:z-index="331" draw:name="DrawObject1_15" draw:style-name="gr43"><draw:line draw:name="Shape30_30" draw:style-name="gr96" draw:text-style-name="P148" svg:x1="3.102cm" svg:y1="0.008cm" svg:x2="3.165cm" svg:y2="0.237cm"><text:p/></draw:line><draw:line draw:name="Shape30_31" draw:style-name="gr96" draw:text-style-name="P148" svg:x1="3.238cm" svg:y1="0.075cm" svg:x2="3.022cm" svg:y2="0.179cm"><text:p/></draw:line></draw:g></text:h>
      <text:h text:style-name="_5f_Paragraphe" text:outline-level="1"/>
      <text:list xml:id="list93420437266187" text:continue-list="list93420461823619" text:style-name="_5f_Numérotation_20_des_20_exercices">
        <text:list-item>
          <text:list>
            <text:list-item text:start-value="1">
              <text:p text:style-name="P116"><text:span text:style-name="_5f_Caractères">Les droites (d</text:span><text:span text:style-name="_5f_Caractères_5f_indice">1</text:span><text:span text:style-name="_5f_Caractères">) et (d</text:span><text:span text:style-name="_5f_Caractères_5f_indice">2</text:span><text:span text:style-name="_5f_Caractères">) se coupent en </text:span><text:span text:style-name="_5f_Caractères_5f_correction">A</text:span><text:span text:style-name="_5f_pointillés_20_gris"> </text:span><text:span text:style-name="_5f_Caractères">. </text:span></text:p>
            </text:list-item>
            <text:list-item>
              <text:p text:style-name="P116"><text:span text:style-name="_5f_Caractères">Le point d'intersection de (d</text:span><text:span text:style-name="_5f_Caractères_5f_indice">1</text:span><text:span text:style-name="_5f_Caractères">) et (d</text:span><text:span text:style-name="_5f_Caractères_5f_indice">3</text:span><text:span text:style-name="_5f_Caractères">) est </text:span><text:span text:style-name="_5f_Caractères_5f_correction">F</text:span><text:span text:style-name="_5f_Caractères"> .</text:span></text:p>
            </text:list-item>
            <text:list-item>
              <text:p text:style-name="P116"><text:span text:style-name="_5f_Caractères">C est le point d'intersection de </text:span><text:span text:style-name="_5f_Caractères_5f_correction">(d</text:span><text:span text:style-name="_5f_Caractères_5f_correction"><text:span text:style-name="T185">3</text:span></text:span><text:span text:style-name="_5f_Caractères_5f_correction">)</text:span><text:span text:style-name="_5f_pointillés_20_gris"> </text:span><text:span text:style-name="_5f_Caractères">et .</text:span><text:span text:style-name="_5f_Caractères_5f_correction">(d</text:span><text:span text:style-name="_5f_Caractères_5f_correction"><text:span text:style-name="T185">2</text:span></text:span><text:span text:style-name="_5f_Caractères_5f_correction">)</text:span><text:span text:style-name="_5f_Caractères"> .</text:span></text:p>
            </text:list-item>
            <text:list-item>
              <text:p text:style-name="P116"><text:span text:style-name="_5f_Caractères">Le point B est à l'intersection de </text:span><text:span text:style-name="_5f_Caractères_5f_correction">(d</text:span><text:span text:style-name="_5f_Caractères_5f_correction"><text:span text:style-name="T185">2</text:span></text:span><text:span text:style-name="_5f_Caractères_5f_correction">)</text:span><text:span text:style-name="_5f_Caractères"> et </text:span><text:span text:style-name="_5f_Caractères_5f_correction">(d</text:span><text:span text:style-name="_5f_Caractères_5f_correction"><text:span text:style-name="T185">4</text:span></text:span><text:span text:style-name="_5f_Caractères_5f_correction">)</text:span><text:span text:style-name="_5f_pointillés_20_gris"> </text:span><text:span text:style-name="_5f_Caractères">.</text:span></text:p>
            </text:list-item>
            <text:list-item>
              <text:p text:style-name="P116"><text:span text:style-name="_5f_Caractères">D est le point d’intersection de </text:span><text:span text:style-name="_5f_Caractères_5f_correction">(d</text:span><text:span text:style-name="_5f_Caractères_5f_correction"><text:span text:style-name="T185">1</text:span></text:span><text:span text:style-name="_5f_Caractères_5f_correction">)</text:span><text:span text:style-name="_5f_Caractères"> et </text:span><text:span text:style-name="_5f_Caractères_5f_correction">(d</text:span><text:span text:style-name="_5f_Caractères_5f_correction"><text:span text:style-name="T185">4</text:span></text:span><text:span text:style-name="_5f_Caractères_5f_correction">)</text:span><text:span text:style-name="_5f_Caractères"> .</text:span></text:p>
            </text:list-item>
          </text:list>
        </text:list-item>
        <text:list-item>
          <text:h text:style-name="P126" text:outline-level="1"><text:soft-page-break/><text:span text:style-name="_5f_Caractères">On considère la figure suivante. </text:span></text:h>
        </text:list-item>
      </text:list>
      <text:h text:style-name="_5f_Paragraphe" text:outline-level="1"><draw:g text:anchor-type="paragraph" draw:z-index="299" draw:name="Shape15_0" draw:style-name="gr43"><draw:line draw:style-name="gr46" draw:text-style-name="P132" svg:x1="4.321cm" svg:y1="0.1cm" svg:x2="2.517cm" svg:y2="3.862cm"><text:p/></draw:line><draw:line draw:style-name="gr46" draw:text-style-name="P132" svg:x1="0.049cm" svg:y1="0.822cm" svg:x2="8.173cm" svg:y2="0.822cm"><text:p/></draw:line><draw:line draw:style-name="gr46" draw:text-style-name="P132" svg:x1="1.057cm" svg:y1="3.471cm" svg:x2="8.312cm" svg:y2="0.321cm"><text:p/></draw:line><draw:line draw:style-name="gr46" draw:text-style-name="P132" svg:x1="0.21cm" svg:y1="0.419cm" svg:x2="7.133cm" svg:y2="3.396cm"><text:p/></draw:line><draw:frame draw:style-name="gr132" draw:text-style-name="P131" svg:width="1.59cm" svg:height="0.671cm" svg:x="6.454cm" svg:y="2.583cm"><draw:text-box><text:p text:style-name="P127"><text:span text:style-name="T196">(d</text:span><text:span text:style-name="T199">1</text:span><text:span text:style-name="T196">)</text:span></text:p></draw:text-box></draw:frame><draw:frame draw:style-name="gr133" draw:text-style-name="P131" svg:width="1.661cm" svg:height="0.671cm" svg:x="0cm" svg:y="0.868cm"><draw:text-box><text:p text:style-name="P127"><text:span text:style-name="T196">(d</text:span><text:span text:style-name="T199">2</text:span><text:span text:style-name="T196">)</text:span></text:p></draw:text-box></draw:frame><draw:frame draw:style-name="gr134" draw:text-style-name="P131" svg:width="1.532cm" svg:height="0.671cm" svg:x="0.727cm" svg:y="2.726cm"><draw:text-box><text:p text:style-name="P127"><text:span text:style-name="T196">(d</text:span><text:span text:style-name="T199">3</text:span><text:span text:style-name="T196">)</text:span></text:p></draw:text-box></draw:frame><draw:frame draw:style-name="gr135" draw:text-style-name="P131" svg:width="1.564cm" svg:height="0.671cm" svg:x="2.443cm" svg:y="3.396cm"><draw:text-box><text:p text:style-name="P127"><text:span text:style-name="T196">(d</text:span><text:span text:style-name="T199">4</text:span><text:span text:style-name="T196">)</text:span></text:p></draw:text-box></draw:frame><draw:frame draw:style-name="gr136" draw:text-style-name="P131" svg:width="0.747cm" svg:height="0.673cm" svg:x="0.76cm" svg:y="0.196cm"><draw:text-box><text:p text:style-name="P127"><text:span text:style-name="T196">A</text:span></text:p></draw:text-box></draw:frame><draw:frame draw:style-name="gr137" draw:text-style-name="P131" svg:width="0.747cm" svg:height="0.671cm" svg:x="4.05cm" svg:y="0.32cm"><draw:text-box><text:p text:style-name="P127"><text:span text:style-name="T196">B</text:span></text:p></draw:text-box></draw:frame><draw:frame draw:style-name="gr138" draw:text-style-name="P131" svg:width="0.752cm" svg:height="0.671cm" svg:x="6.847cm" svg:y="0.15cm"><draw:text-box><text:p text:style-name="P127"><text:span text:style-name="T196">C</text:span></text:p></draw:text-box></draw:frame><draw:frame draw:style-name="gr139" draw:text-style-name="P131" svg:width="0.777cm" svg:height="0.671cm" svg:x="3.549cm" svg:y="1.445cm"><draw:text-box><text:p text:style-name="P127"><text:span text:style-name="T196">D</text:span></text:p></draw:text-box></draw:frame><draw:frame draw:style-name="gr140" draw:text-style-name="P131" svg:width="0.727cm" svg:height="0.671cm" svg:x="2.607cm" svg:y="1.96cm"><draw:text-box><text:p text:style-name="P127"><text:span text:style-name="T196">E</text:span></text:p></draw:text-box></draw:frame><draw:frame draw:style-name="gr141" draw:text-style-name="P131" svg:width="0.708cm" svg:height="0.671cm" svg:x="4.112cm" svg:y="2.198cm"><draw:text-box><text:p text:style-name="P127"><text:span text:style-name="T196">F</text:span></text:p></draw:text-box></draw:frame><draw:frame draw:style-name="gr142" draw:text-style-name="P131" svg:width="0.505cm" svg:height="0.747cm" svg:x="2.517cm" svg:y="2.059cm"><draw:text-box><text:p/></draw:text-box></draw:frame></draw:g></text:h>
      <text:h text:style-name="_5f_Paragraphe" text:outline-level="1"><draw:g text:anchor-type="paragraph" draw:z-index="332" draw:name="DrawObject1_16" draw:style-name="gr43"><draw:line draw:name="Shape30_32" draw:style-name="gr96" draw:text-style-name="P136" svg:x1="1.123cm" svg:y1="0.113cm" svg:x2="1.181cm" svg:y2="0.325cm"><text:p/></draw:line><draw:line draw:name="Shape30_33" draw:style-name="gr96" draw:text-style-name="P136" svg:x1="1.248cm" svg:y1="0.175cm" svg:x2="1.05cm" svg:y2="0.271cm"><text:p/></draw:line></draw:g><draw:g text:anchor-type="paragraph" draw:z-index="333" draw:name="DrawObject1_17" draw:style-name="gr43"><draw:line draw:name="Shape30_34" draw:style-name="gr96" draw:text-style-name="P136" svg:x1="3.924cm" svg:y1="0.098cm" svg:x2="3.982cm" svg:y2="0.31cm"><text:p/></draw:line><draw:line draw:name="Shape30_35" draw:style-name="gr96" draw:text-style-name="P136" svg:x1="4.049cm" svg:y1="0.161cm" svg:x2="3.851cm" svg:y2="0.257cm"><text:p/></draw:line></draw:g><draw:g text:anchor-type="paragraph" draw:z-index="334" draw:name="DrawObject1_18" draw:style-name="gr43"><draw:line draw:name="Shape30_36" draw:style-name="gr96" draw:text-style-name="P136" svg:x1="7.087cm" svg:y1="0.113cm" svg:x2="7.145cm" svg:y2="0.325cm"><text:p/></draw:line><draw:line draw:name="Shape30_37" draw:style-name="gr96" draw:text-style-name="P136" svg:x1="7.212cm" svg:y1="0.175cm" svg:x2="7.014cm" svg:y2="0.271cm"><text:p/></draw:line></draw:g></text:h>
      <text:h text:style-name="_5f_Paragraphe" text:outline-level="1"><draw:g text:anchor-type="paragraph" draw:z-index="335" draw:name="DrawObject1_19" draw:style-name="gr43"><draw:line draw:name="Shape30_38" draw:style-name="gr96" draw:text-style-name="P136" svg:x1="3.466cm" svg:y1="0.492cm" svg:x2="3.524cm" svg:y2="0.704cm"><text:p/></draw:line><draw:line draw:name="Shape30_39" draw:style-name="gr96" draw:text-style-name="P136" svg:x1="3.593cm" svg:y1="0.554cm" svg:x2="3.395cm" svg:y2="0.65cm"><text:p/></draw:line></draw:g></text:h>
      <text:h text:style-name="_5f_Paragraphe" text:outline-level="1"><draw:g text:anchor-type="paragraph" draw:z-index="336" draw:name="DrawObject1_20" draw:style-name="gr43"><draw:line draw:name="Shape30_40" draw:style-name="gr96" draw:text-style-name="P136" svg:x1="4.129cm" svg:y1="0.192cm" svg:x2="4.187cm" svg:y2="0.404cm"><text:p/></draw:line><draw:line draw:name="Shape30_41" draw:style-name="gr96" draw:text-style-name="P136" svg:x1="4.254cm" svg:y1="0.254cm" svg:x2="4.056cm" svg:y2="0.35cm"><text:p/></draw:line></draw:g></text:h>
      <text:h text:style-name="_5f_Paragraphe" text:outline-level="1"><draw:g text:anchor-type="paragraph" draw:z-index="337" draw:name="DrawObject1_21" draw:style-name="gr43"><draw:line draw:name="Shape30_42" draw:style-name="gr96" draw:text-style-name="P136" svg:x1="3.095cm" svg:y1="0.031cm" svg:x2="3.153cm" svg:y2="0.243cm"><text:p/></draw:line><draw:line draw:name="Shape30_43" draw:style-name="gr96" draw:text-style-name="P136" svg:x1="3.22cm" svg:y1="0.097cm" svg:x2="3.022cm" svg:y2="0.193cm"><text:p/></draw:line></draw:g></text:h>
      <text:h text:style-name="_5f_Paragraphe" text:outline-level="1"/>
      <text:h text:style-name="_5f_Paragraphe" text:outline-level="1"/>
      <text:h text:style-name="_5f_Paragraphe" text:outline-level="1"><text:span text:style-name="_5f_Caractères">Relie chaque droite à ses autres noms possibles.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h text:style-name="_5f_Tableau_5f_Centré_5f_Gras" text:outline-level="1"><text:span text:style-name="_5f_Caractères"><text:span text:style-name="T188"/></text:span></text:h>
          </table:table-cell>
          <table:table-cell table:style-name="Table1.A1" office:value-type="string">
            <text:h text:style-name="_5f_Tableau_5f_Centré_5f_Gras" text:outline-level="1"><draw:line text:anchor-type="char" draw:z-index="342" draw:name="Shape2_3" draw:style-name="gr93" draw:text-style-name="P136" svg:x1="0.134cm" svg:y1="3.205cm" svg:x2="5.42cm" svg:y2="0.347cm"><text:p/></draw:line><draw:line text:anchor-type="char" draw:z-index="341" draw:name="Shape2_2" draw:style-name="gr94" draw:text-style-name="P136" svg:x1="0.134cm" svg:y1="3.205cm" svg:x2="5.42cm" svg:y2="0.347cm"><text:p/></draw:line><text:span text:style-name="_5f_Caractères"/></text:h>
          </table:table-cell>
          <table:table-cell table:style-name="Table1.A1" office:value-type="string">
            <text:h text:style-name="_5f_Tableau_5f_Centré_5f_Gras" text:outline-level="1"><text:span text:style-name="_5f_Caractères"/></text:h>
          </table:table-cell>
          <table:table-cell table:style-name="Table1.A1" office:value-type="string">
            <text:list xml:id="list627659412" text:style-name="List_20_1">
              <text:list-item>
                <text:h text:style-name="P122" text:outline-level="1"><text:span text:style-name="_5f_Caractères"/></text:h>
              </text:list-item>
            </text:list>
          </table:table-cell>
          <table:table-cell table:style-name="Table1.A1" office:value-type="string">
            <text:h text:style-name="_5f_Tableau_5f_Centré_5f_Gras" text:outline-level="1"><text:span text:style-name="_5f_Caractères"><text:span text:style-name="T188">(AB)</text:span></text:span></text:h>
          </table:table-cell>
        </table:table-row>
        <table:table-row>
          <table:table-cell table:style-name="Table1.A1" office:value-type="string">
            <text:h text:style-name="_5f_Tableau_5f_Centré_5f_Gras" text:outline-level="1"><text:span text:style-name="_5f_Caractères"><text:span text:style-name="T188">(d</text:span></text:span><text:span text:style-name="_5f_Caractères"><text:span text:style-name="T186">1</text:span></text:span><text:span text:style-name="_5f_Caractères"><text:span text:style-name="T188">)</text:span></text:span></text:h>
          </table:table-cell>
          <table:table-cell table:style-name="Table1.A1" office:value-type="string">
            <text:list xml:id="list93421480971990" text:continue-numbering="true" text:style-name="List_20_1">
              <text:list-item>
                <text:h text:style-name="P121" text:outline-level="1"><draw:line text:anchor-type="char" draw:z-index="339" draw:name="Shape2_0" draw:style-name="gr94" draw:text-style-name="P136" svg:x1="0.134cm" svg:y1="0.328cm" svg:x2="5.434cm" svg:y2="1.736cm"><text:p/></draw:line><draw:line text:anchor-type="char" draw:z-index="340" draw:name="Shape2_1" draw:style-name="gr94" draw:text-style-name="P136" svg:x1="0.134cm" svg:y1="0.328cm" svg:x2="5.42cm" svg:y2="6.704cm"><text:p/></draw:line><draw:line text:anchor-type="char" draw:z-index="343" draw:name="Shape2_4" draw:style-name="gr93" draw:text-style-name="P136" svg:x1="0.134cm" svg:y1="2.494cm" svg:x2="5.434cm" svg:y2="0.328cm"><text:p/></draw:line><text:span text:style-name="_5f_Caractères"/></text:h>
              </text:list-item>
            </text:list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list xml:id="list93420477571076" text:continue-numbering="true" text:style-name="List_20_1">
              <text:list-item>
                <text:h text:style-name="P121" text:outline-level="1"><draw:line text:anchor-type="paragraph" draw:z-index="338" draw:name="Shape2" draw:style-name="gr95" draw:text-style-name="P136" svg:x1="-5.166cm" svg:y1="0.328cm" svg:x2="0.094cm" svg:y2="1.06cm"><text:p/></draw:line><text:span text:style-name="_5f_Caractères"/></text:h>
              </text:list-item>
            </text:list>
          </table:table-cell>
          <table:table-cell table:style-name="Table1.A1" office:value-type="string">
            <text:h text:style-name="_5f_Tableau_5f_Centré" text:outline-level="1"><text:span text:style-name="_5f_Caractères">(AC)</text:span></text:h>
          </table:table-cell>
        </table:table-row>
        <table:table-row>
          <table:table-cell table:style-name="Table1.A1" office:value-type="string">
            <text:h text:style-name="_5f_Tableau_5f_Centré_5f_Gras" text:outline-level="1"><text:span text:style-name="_5f_Caractères"><text:span text:style-name="T188"/></text:span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list xml:id="list93421771619172" text:continue-numbering="true" text:style-name="List_20_1">
              <text:list-item>
                <text:h text:style-name="P121" text:outline-level="1"><text:span text:style-name="_5f_Caractères"/></text:h>
              </text:list-item>
            </text:list>
          </table:table-cell>
          <table:table-cell table:style-name="Table1.A1" office:value-type="string">
            <text:h text:style-name="_5f_Tableau_5f_Centré" text:outline-level="1"><text:span text:style-name="_5f_Caractères">(AD)</text:span></text:h>
          </table:table-cell>
        </table:table-row>
        <table:table-row>
          <table:table-cell table:style-name="Table1.A1" office:value-type="string">
            <text:h text:style-name="_5f_Tableau_5f_Centré_5f_Gras" text:outline-level="1"><text:span text:style-name="_5f_Caractères"><text:span text:style-name="T188"/></text:span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list xml:id="list93421053463005" text:continue-numbering="true" text:style-name="List_20_1">
              <text:list-item>
                <text:h text:style-name="P121" text:outline-level="1"><text:span text:style-name="_5f_Caractères"/></text:h>
              </text:list-item>
            </text:list>
          </table:table-cell>
          <table:table-cell table:style-name="Table1.A1" office:value-type="string">
            <text:h text:style-name="_5f_Tableau_5f_Centré" text:outline-level="1"><text:span text:style-name="_5f_Caractères">(AF)</text:span></text:h>
          </table:table-cell>
        </table:table-row>
        <table:table-row>
          <table:table-cell table:style-name="Table1.A1" office:value-type="string">
            <text:h text:style-name="_5f_Tableau_5f_Centré_5f_Gras" text:outline-level="1"><text:span text:style-name="_5f_Caractères"><text:span text:style-name="T188">(d</text:span></text:span><text:span text:style-name="_5f_Caractères"><text:span text:style-name="T186">2</text:span></text:span><text:span text:style-name="_5f_Caractères"><text:span text:style-name="T188">)</text:span></text:span></text:h>
          </table:table-cell>
          <table:table-cell table:style-name="Table1.A1" office:value-type="string">
            <text:list xml:id="list93421587637502" text:continue-numbering="true" text:style-name="List_20_1">
              <text:list-item>
                <text:h text:style-name="P121" text:outline-level="1"><draw:line text:anchor-type="char" draw:z-index="344" draw:name="Shape2_5" draw:style-name="gr93" draw:text-style-name="P136" svg:x1="0.134cm" svg:y1="0.362cm" svg:x2="5.434cm" svg:y2="0.362cm"><text:p/></draw:line><text:span text:style-name="_5f_Caractères"/></text:h>
              </text:list-item>
            </text:list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list xml:id="list93421129635001" text:continue-numbering="true" text:style-name="List_20_1">
              <text:list-item>
                <text:h text:style-name="P121" text:outline-level="1"><text:span text:style-name="_5f_Caractères"/></text:h>
              </text:list-item>
            </text:list>
          </table:table-cell>
          <table:table-cell table:style-name="Table1.A1" office:value-type="string">
            <text:h text:style-name="_5f_Tableau_5f_Centré" text:outline-level="1"><text:span text:style-name="_5f_Caractères">(BC)</text:span></text:h>
          </table:table-cell>
        </table:table-row>
        <table:table-row>
          <table:table-cell table:style-name="Table1.A1" office:value-type="string">
            <text:h text:style-name="_5f_Tableau_5f_Centré_5f_Gras" text:outline-level="1"><text:span text:style-name="_5f_Caractères"><text:span text:style-name="T188"/></text:span></text:h>
          </table:table-cell>
          <table:table-cell table:style-name="Table1.A1" office:value-type="string">
            <text:h text:style-name="_5f_Tableau_5f_Centré" text:outline-level="1"><draw:line text:anchor-type="char" draw:z-index="355" draw:name="Shape2_16" draw:style-name="gr91" draw:text-style-name="P136" svg:x1="0.12cm" svg:y1="3.953cm" svg:x2="5.42cm" svg:y2="0.369cm"><text:p/></draw:line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list xml:id="list93421865569052" text:continue-numbering="true" text:style-name="List_20_1">
              <text:list-item>
                <text:h text:style-name="P121" text:outline-level="1"><text:span text:style-name="_5f_Caractères"/></text:h>
              </text:list-item>
            </text:list>
          </table:table-cell>
          <table:table-cell table:style-name="Table1.A1" office:value-type="string">
            <text:h text:style-name="_5f_Tableau_5f_Centré" text:outline-level="1"><text:span text:style-name="_5f_Caractères">(BD)</text:span></text:h>
          </table:table-cell>
        </table:table-row>
        <table:table-row>
          <table:table-cell table:style-name="Table1.A1" office:value-type="string">
            <text:h text:style-name="_5f_Tableau_5f_Centré_5f_Gras" text:outline-level="1"><text:span text:style-name="_5f_Caractères"><text:span text:style-name="T188"/></text:span></text:h>
          </table:table-cell>
          <table:table-cell table:style-name="Table1.A1" office:value-type="string">
            <text:h text:style-name="_5f_Tableau_5f_Centré" text:outline-level="1"><draw:line text:anchor-type="char" draw:z-index="354" draw:name="Shape2_15" draw:style-name="gr91" draw:text-style-name="P136" svg:x1="0.12cm" svg:y1="3.242cm" svg:x2="5.477cm" svg:y2="0.335cm"><text:p/></draw:line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list xml:id="list93421574799223" text:continue-numbering="true" text:style-name="List_20_1">
              <text:list-item>
                <text:h text:style-name="P121" text:outline-level="1"><text:span text:style-name="_5f_Caractères"/></text:h>
              </text:list-item>
            </text:list>
          </table:table-cell>
          <table:table-cell table:style-name="Table1.A1" office:value-type="string">
            <text:h text:style-name="_5f_Tableau_5f_Centré" text:outline-level="1"><text:span text:style-name="_5f_Caractères">(BE)</text:span></text:h>
          </table:table-cell>
        </table:table-row>
        <table:table-row>
          <table:table-cell table:style-name="Table1.A1" office:value-type="string">
            <text:h text:style-name="_5f_Tableau_5f_Centré_5f_Gras" text:outline-level="1"><text:span text:style-name="_5f_Caractères"><text:span text:style-name="T188">(d</text:span></text:span><text:span text:style-name="_5f_Caractères"><text:span text:style-name="T186">3</text:span></text:span><text:span text:style-name="_5f_Caractères"><text:span text:style-name="T188">)</text:span></text:span></text:h>
          </table:table-cell>
          <table:table-cell table:style-name="Table1.A1" office:value-type="string">
            <text:list xml:id="list93419951329045" text:continue-numbering="true" text:style-name="List_20_1">
              <text:list-item>
                <text:h text:style-name="P121" text:outline-level="1"><draw:line text:anchor-type="char" draw:z-index="347" draw:name="Shape2_8" draw:style-name="gr92" draw:text-style-name="P136" svg:x1="0.12cm" svg:y1="0.3cm" svg:x2="5.42cm" svg:y2="1.06cm"><text:p/></draw:line><draw:line text:anchor-type="char" draw:z-index="348" draw:name="Shape2_9" draw:style-name="gr92" draw:text-style-name="P136" svg:x1="0.12cm" svg:y1="0.3cm" svg:x2="5.42cm" svg:y2="1.06cm"><text:p/></draw:line><draw:line text:anchor-type="char" draw:z-index="349" draw:name="Shape2_10" draw:style-name="gr92" draw:text-style-name="P136" svg:x1="0.12cm" svg:y1="0.3cm" svg:x2="5.42cm" svg:y2="1.06cm"><text:p/></draw:line><draw:line text:anchor-type="char" draw:z-index="350" draw:name="Shape2_11" draw:style-name="gr92" draw:text-style-name="P136" svg:x1="0.12cm" svg:y1="0.3cm" svg:x2="5.42cm" svg:y2="1.06cm"><text:p/></draw:line><draw:line text:anchor-type="char" draw:z-index="351" draw:name="Shape2_12" draw:style-name="gr92" draw:text-style-name="P136" svg:x1="0.12cm" svg:y1="0.3cm" svg:x2="5.42cm" svg:y2="1.06cm"><text:p/></draw:line><draw:line text:anchor-type="char" draw:z-index="352" draw:name="Shape2_13" draw:style-name="gr92" draw:text-style-name="P136" svg:x1="0.12cm" svg:y1="0.3cm" svg:x2="5.42cm" svg:y2="1.06cm"><text:p/></draw:line><draw:line text:anchor-type="char" draw:z-index="346" draw:name="Shape2_7" draw:style-name="gr92" draw:text-style-name="P136" svg:x1="0.12cm" svg:y1="0.3cm" svg:x2="5.42cm" svg:y2="0.3cm"><text:p/></draw:line><draw:line text:anchor-type="char" draw:z-index="345" draw:name="Shape2_6" draw:style-name="gr92" draw:text-style-name="P136" svg:x1="0.12cm" svg:y1="0.3cm" svg:x2="5.463cm" svg:y2="3.214cm"><text:p/></draw:line><text:span text:style-name="_5f_Caractères"/></text:h>
              </text:list-item>
            </text:list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list xml:id="list93419960190957" text:continue-numbering="true" text:style-name="List_20_1">
              <text:list-item>
                <text:h text:style-name="P121" text:outline-level="1"><text:span text:style-name="_5f_Caractères"/></text:h>
              </text:list-item>
            </text:list>
          </table:table-cell>
          <table:table-cell table:style-name="Table1.A1" office:value-type="string">
            <text:h text:style-name="_5f_Tableau_5f_Centré" text:outline-level="1"><text:span text:style-name="_5f_Caractères">(CE)</text:span></text:h>
          </table:table-cell>
        </table:table-row>
        <table:table-row>
          <table:table-cell table:style-name="Table1.A1" office:value-type="string">
            <text:h text:style-name="_5f_Tableau_5f_Centré_5f_Gras" text:outline-level="1"><text:span text:style-name="_5f_Caractères"><text:span text:style-name="T188"/></text:span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list xml:id="list93421305092362" text:continue-numbering="true" text:style-name="List_20_1">
              <text:list-item>
                <text:h text:style-name="P121" text:outline-level="1"><text:span text:style-name="_5f_Caractères"/></text:h>
              </text:list-item>
            </text:list>
          </table:table-cell>
          <table:table-cell table:style-name="Table1.A1" office:value-type="string">
            <text:h text:style-name="_5f_Tableau_5f_Centré" text:outline-level="1"><text:span text:style-name="_5f_Caractères">(CF)</text:span></text:h>
          </table:table-cell>
        </table:table-row>
        <table:table-row>
          <table:table-cell table:style-name="Table1.A1" office:value-type="string">
            <text:h text:style-name="_5f_Tableau_5f_Centré_5f_Gras" text:outline-level="1"><text:span text:style-name="_5f_Caractères"><text:span text:style-name="T188"/></text:span></text:h>
          </table:table-cell>
          <table:table-cell table:style-name="Table1.A1" office:value-type="string">
            <text:h text:style-name="_5f_Tableau_5f_Centré" text:outline-level="1"><draw:line text:anchor-type="char" draw:z-index="353" draw:name="Shape2_14" draw:style-name="gr91" draw:text-style-name="P136" svg:x1="0.12cm" svg:y1="1.11cm" svg:x2="5.42cm" svg:y2="0.383cm"><text:p/></draw:line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list xml:id="list93420530954204" text:continue-numbering="true" text:style-name="List_20_1">
              <text:list-item>
                <text:h text:style-name="P121" text:outline-level="1"><text:span text:style-name="_5f_Caractères"/></text:h>
              </text:list-item>
            </text:list>
          </table:table-cell>
          <table:table-cell table:style-name="Table1.A1" office:value-type="string">
            <text:h text:style-name="_5f_Tableau_5f_Centré" text:outline-level="1"><text:span text:style-name="_5f_Caractères">(DE)</text:span></text:h>
          </table:table-cell>
        </table:table-row>
        <table:table-row>
          <table:table-cell table:style-name="Table1.A1" office:value-type="string">
            <text:h text:style-name="_5f_Tableau_5f_Centré_5f_Gras" text:outline-level="1"><text:span text:style-name="_5f_Caractères"><text:span text:style-name="T188">(d</text:span></text:span><text:span text:style-name="_5f_Caractères"><text:span text:style-name="T186">4</text:span></text:span><text:span text:style-name="_5f_Caractères"><text:span text:style-name="T188">)</text:span></text:span></text:h>
          </table:table-cell>
          <table:table-cell table:style-name="Table1.A1" office:value-type="string">
            <text:list xml:id="list93419942936791" text:continue-numbering="true" text:style-name="List_20_1">
              <text:list-item>
                <text:h text:style-name="P121" text:outline-level="1"><text:span text:style-name="_5f_Caractères"/></text:h>
              </text:list-item>
            </text:list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list xml:id="list93420790558572" text:continue-numbering="true" text:style-name="List_20_1">
              <text:list-item>
                <text:h text:style-name="P121" text:outline-level="1"><text:span text:style-name="_5f_Caractères"/></text:h>
              </text:list-item>
            </text:list>
          </table:table-cell>
          <table:table-cell table:style-name="Table1.A1" office:value-type="string">
            <text:h text:style-name="_5f_Tableau_5f_Centré" text:outline-level="1"><text:span text:style-name="_5f_Caractères">(DF)</text:span></text:h>
          </table:table-cell>
        </table:table-row>
        <table:table-row>
          <table:table-cell table:style-name="Table1.A1" office:value-type="string">
            <text:h text:style-name="_5f_Tableau_5f_Centré_5f_Gras" text:outline-level="1"><text:span text:style-name="_5f_Caractères"><text:span text:style-name="T188"/></text:span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list xml:id="list93421072111013" text:continue-numbering="true" text:style-name="List_20_1">
              <text:list-item>
                <text:h text:style-name="P121" text:outline-level="1"><text:span text:style-name="_5f_Caractères"/></text:h>
              </text:list-item>
            </text:list>
          </table:table-cell>
          <table:table-cell table:style-name="Table1.A1" office:value-type="string">
            <text:h text:style-name="_5f_Tableau_5f_Centré" text:outline-level="1"><text:span text:style-name="_5f_Caractères">(EF)</text:span></text:h>
          </table:table-cell>
        </table:table-row>
      </table:table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93419907738324" text:continue-list="list93420437266187" text:style-name="_5f_Numérotation_20_des_20_exercices">
        <text:list-item>
          <text:h text:style-name="P124" text:outline-level="1"><draw:g text:anchor-type="paragraph" draw:z-index="301" draw:name="Shape8_3" draw:style-name="gr108"><draw:g draw:style-name="gr4"><draw:ellipse draw:style-name="gr109" draw:text-style-name="P153" svg:width="3.998cm" svg:height="3.991cm" svg:x="4.594cm" svg:y="0.902cm"><text:p/></draw:ellipse><draw:line draw:style-name="gr110" draw:text-style-name="P153" svg:x1="4.812cm" svg:y1="1.972cm" svg:x2="8.38cm" svg:y2="3.826cm"><text:p/></draw:line><draw:line draw:style-name="gr111" draw:text-style-name="P153" svg:x1="7.163cm" svg:y1="0.97cm" svg:x2="6.591cm" svg:y2="2.894cm"><text:p/></draw:line><draw:line draw:style-name="gr112" draw:text-style-name="P153" svg:x1="4.812cm" svg:y1="1.972cm" svg:x2="4.955cm" svg:y2="4.039cm"><text:p/></draw:line><draw:frame draw:style-name="gr113" draw:text-style-name="P155" svg:width="0.216cm" svg:height="0.419cm" svg:x="4.523cm" svg:y="1.722cm"><draw:text-box><text:p text:style-name="P154"><text:span text:style-name="T206">A</text:span></text:p></draw:text-box></draw:frame><draw:frame draw:style-name="gr114" draw:text-style-name="P156" svg:width="0.004cm" svg:height="0.706cm" svg:x="4.666cm" svg:y="1.951cm"><draw:text-box><text:p/></draw:text-box></draw:frame><draw:frame draw:style-name="gr115" draw:text-style-name="P155" svg:width="0.287cm" svg:height="0.419cm" svg:x="6.356cm" svg:y="2.884cm"><draw:text-box><text:p text:style-name="P154"><text:span text:style-name="T206">E</text:span></text:p></draw:text-box></draw:frame><draw:frame draw:style-name="gr116" draw:text-style-name="P155" svg:width="0.287cm" svg:height="0.419cm" svg:x="4.666cm" svg:y="3.966cm"><draw:text-box><text:p text:style-name="P154"><text:span text:style-name="T206">C</text:span></text:p></draw:text-box></draw:frame><draw:frame draw:style-name="gr117" draw:text-style-name="P155" svg:width="0.287cm" svg:height="0.419cm" svg:x="8.425cm" svg:y="3.726cm"><draw:text-box><text:p text:style-name="P154"><text:span text:style-name="T206">D</text:span></text:p></draw:text-box></draw:frame><draw:frame draw:style-name="gr118" draw:text-style-name="P155" svg:width="0.285cm" svg:height="0.419cm" svg:x="7.165cm" svg:y="0.593cm"><draw:text-box><text:p text:style-name="P154"><text:span text:style-name="T206">B</text:span></text:p></draw:text-box></draw:frame><draw:line draw:style-name="gr119" draw:text-style-name="P157" svg:x1="7.16cm" svg:y1="0.97cm" svg:x2="4.946cm" svg:y2="4.036cm"><text:p/></draw:line><draw:line draw:style-name="gr120" draw:text-style-name="P157" svg:x1="6.591cm" svg:y1="2.898cm" svg:x2="7.732cm" svg:y2="4.537cm"><text:p/></draw:line><draw:frame draw:style-name="gr121" draw:text-style-name="P155" svg:width="0.288cm" svg:height="0.419cm" svg:x="7.767cm" svg:y="4.535cm"><draw:text-box><text:p text:style-name="P154"><text:span text:style-name="T206">F</text:span></text:p></draw:text-box></draw:frame><draw:frame draw:style-name="gr122" draw:text-style-name="P155" svg:width="0.854cm" svg:height="0.544cm" svg:x="8.132cm" svg:y="1.163cm"><draw:text-box><text:p text:style-name="P154"><text:span text:style-name="T206">(</text:span><text:span text:style-name="T207">c</text:span><text:span text:style-name="T208">1</text:span><text:span text:style-name="T206">)</text:span></text:p></draw:text-box></draw:frame><draw:line draw:style-name="gr123" draw:text-style-name="P153" svg:x1="5.738cm" svg:y1="2.376cm" svg:x2="5.738cm" svg:y2="2.565cm"><text:p/></draw:line><draw:line draw:style-name="gr124" draw:text-style-name="P153" svg:x1="5.829cm" svg:y1="2.42cm" svg:x2="5.829cm" svg:y2="2.609cm"><text:p/></draw:line><draw:line draw:style-name="gr125" draw:text-style-name="P153" svg:x1="7.496cm" svg:y1="3.279cm" svg:x2="7.496cm" svg:y2="3.468cm"><text:p/></draw:line><draw:line draw:style-name="gr126" draw:text-style-name="P153" svg:x1="7.59cm" svg:y1="3.325cm" svg:x2="7.59cm" svg:y2="3.516cm"><text:p/></draw:line><draw:line draw:style-name="gr127" draw:text-style-name="P153" svg:x1="6.828cm" svg:y1="1.808cm" svg:x2="6.971cm" svg:y2="1.951cm"><text:p/></draw:line><draw:line draw:style-name="gr128" draw:text-style-name="P153" svg:x1="6.784cm" svg:y1="1.898cm" svg:x2="6.929cm" svg:y2="2.043cm"><text:p/></draw:line><draw:line draw:style-name="gr129" draw:text-style-name="P153" svg:x1="6.828cm" svg:y1="1.808cm" svg:x2="6.971cm" svg:y2="1.951cm"><text:p/></draw:line><draw:line draw:style-name="gr130" draw:text-style-name="P153" svg:x1="7.203cm" svg:y1="3.607cm" svg:x2="7.115cm" svg:y2="3.789cm"><text:p/></draw:line><draw:line draw:style-name="gr131" draw:text-style-name="P153" svg:x1="7.258cm" svg:y1="3.713cm" svg:x2="7.172cm" svg:y2="3.895cm"><text:p/></draw:line></draw:g></draw:g><text:span text:style-name="_5f_Caractères">Vocabulaire du cercle</text:span></text:h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Complète les phrases suivantes en utilisant les mots :</text:span></text:h>
      <text:list xml:id="list93421207923104" text:continue-list="list93419907738324" text:style-name="_5f_Numérotation_20_des_20_exercices">
        <text:list-item>
          <text:list>
            <text:list-item text:start-value="1">
              <text:p text:style-name="P116"><draw:frame draw:style-name="fr2" draw:name="Cadre3" text:anchor-type="paragraph" svg:x="1.647cm" svg:y="0.095cm" svg:width="1.281cm" style:rel-width="14%" draw:z-index="307"><draw:text-box fo:min-height="0.517cm"><text:p text:style-name="P3"><text:span text:style-name="Character_5f_20_5f_style"><text:span text:style-name="T183">cercle </text:span></text:span></text:p></draw:text-box></draw:frame><draw:frame draw:style-name="fr1" draw:name="Cadre5" text:anchor-type="paragraph" svg:x="5.507cm" svg:y="0.095cm" svg:width="1.554cm" style:rel-width="17%" draw:z-index="304"><draw:text-box fo:min-height="0.572cm"><text:p text:style-name="P3"><text:span text:style-name="Character_5f_20_5f_style"><text:span text:style-name="T183">centre</text:span></text:span></text:p></draw:text-box></draw:frame><text:span text:style-name="_5f_Caractères">Le </text:span><text:span text:style-name="_5f_pointillés_20_gris">..................... </text:span><text:span text:style-name="_5f_Caractères">(</text:span><text:span text:style-name="_5f_Caractères_5f_atalante"><text:span text:style-name="T190">c</text:span></text:span><text:span text:style-name="_5f_Caractères"><text:span text:style-name="T185">1</text:span></text:span><text:span text:style-name="_5f_Caractères">) de </text:span><text:span text:style-name="_5f_pointillés_20_gris">...................... </text:span><text:span text:style-name="_5f_Caractères">E passe par les points A, B, C, D et F.</text:span></text:p>
            </text:list-item>
            <text:list-item>
              <text:p text:style-name="P116"><draw:frame draw:style-name="fr1" draw:name="Cadre2" text:anchor-type="paragraph" svg:x="5.267cm" svg:y="0.079cm" svg:width="1.554cm" style:rel-width="17%" draw:z-index="305"><draw:text-box fo:min-height="0.572cm"><text:p text:style-name="P3"><text:span text:style-name="Character_5f_20_5f_style"><text:span text:style-name="T183">rayon</text:span></text:span></text:p></draw:text-box></draw:frame><text:span text:style-name="_5f_Caractères">Le segment [EF] est un </text:span><text:span text:style-name="_5f_pointillés_20_gris">........................ </text:span><text:span text:style-name="_5f_Caractères">de ce cercle.</text:span></text:p>
            </text:list-item>
            <text:list-item>
              <text:p text:style-name="P116"><draw:frame draw:style-name="fr1" draw:name="Cadre25" text:anchor-type="paragraph" svg:x="5.509cm" svg:y="0.044cm" svg:width="1.554cm" style:rel-width="17%" draw:z-index="306"><draw:text-box fo:min-height="0.617cm"><text:p text:style-name="P3"><text:span text:style-name="Character_5f_20_5f_style"><text:span text:style-name="T183">corde</text:span></text:span></text:p></draw:text-box></draw:frame><text:span text:style-name="_5f_Caractères">Le segment [AC] est une </text:span><text:span text:style-name="_5f_pointillés_20_gris">....................... </text:span><text:span text:style-name="_5f_Caractères">de ce cercle.</text:span></text:p>
            </text:list-item>
            <text:list-item>
              <text:p text:style-name="P116"><draw:frame draw:style-name="fr1" draw:name="Cadre4" text:anchor-type="paragraph" svg:x="2.738cm" svg:y="0.065cm" svg:width="1.372cm" style:rel-width="15%" draw:z-index="302"><draw:text-box fo:min-height="0.656cm"><text:p text:style-name="P3"><text:span text:style-name="Character_5f_20_5f_style"><text:span text:style-name="T183">milieu</text:span></text:span></text:p></draw:text-box></draw:frame><draw:frame draw:style-name="fr1" draw:name="Cadre6" text:anchor-type="paragraph" svg:x="6.092cm" svg:y="0.037cm" svg:width="1.921cm" style:rel-width="21%" draw:z-index="303"><draw:text-box fo:min-height="0.603cm"><text:p text:style-name="P3"><text:span text:style-name="Character_5f_20_5f_style"><text:span text:style-name="T183">diamètre</text:span></text:span></text:p></draw:text-box></draw:frame><text:span text:style-name="_5f_Caractères">E est le </text:span><text:span text:style-name="_5f_pointillés_20_gris">.......................... </text:span><text:span text:style-name="_5f_Caractères">du </text:span><text:span text:style-name="_5f_pointillés_20_gris">......................... </text:span><text:span text:style-name="_5f_Caractères">[AD].</text:span></text:p>
            </text:list-item>
          </text:list>
        </text:list-item>
      </text:list>
      <text:h text:style-name="_5f_Paragraphe" text:outline-level="1"><text:span text:style-name="_5f_Caractères">Écris deux phrases similaires en utilisant les mots de la liste précédente et les lettres de la figure.</text:span></text:h>
      <text:h text:style-name="P103" text:outline-level="1"><text:span text:style-name="_5f_Caractères"><text:span text:style-name="T189">Le cercle (</text:span></text:span><text:span text:style-name="_5f_Caractères_5f_atalante"><text:span text:style-name="T189">c</text:span></text:span><text:span text:style-name="_5f_Caractères"><text:span text:style-name="T187">1</text:span></text:span><text:span text:style-name="_5f_Caractères"><text:span text:style-name="T189">) a pour diamètre [AD]. Le cercle (</text:span></text:span><text:span text:style-name="_5f_Caractères_5f_atalante"><text:span text:style-name="T189">c</text:span></text:span><text:span text:style-name="_5f_Caractères"><text:span text:style-name="T187">1</text:span></text:span><text:span text:style-name="_5f_Caractères"><text:span text:style-name="T189">) a pour </text:span></text:span><text:span text:style-name="_5f_Caractères"><text:span text:style-name="T192">rayon</text:span></text:span><text:span text:style-name="_5f_Caractères"><text:span text:style-name="T189"> [</text:span></text:span><text:span text:style-name="_5f_Caractères"><text:span text:style-name="T192">EB</text:span></text:span><text:span text:style-name="_5f_Caractères"><text:span text:style-name="T189">]. [CB] est une corde du cercle <text:line-break/>(</text:span></text:span><text:span text:style-name="_5f_Caractères_5f_atalante"><text:span text:style-name="T189">c</text:span></text:span><text:span text:style-name="_5f_Caractères"><text:span text:style-name="T187">1</text:span></text:span><text:span text:style-name="_5f_Caractères"><text:span text:style-name="T189">).</text:span></text:span></text:h>
      <text:h text:style-name="P103" text:outline-level="1"><text:span text:style-name="_5f_Caractères"><text:span text:style-name="T189"/></text:span></text:h>
      <text:h text:style-name="P103" text:outline-level="1"><text:span text:style-name="_5f_Caractères"><text:span text:style-name="T189"/></text:span></text:h>
      <text:h text:style-name="P103" text:outline-level="1"><text:span text:style-name="_5f_Caractères"><text:span text:style-name="T189"/></text:span></text:h>
      <text:h text:style-name="P103" text:outline-level="1"><text:span text:style-name="_5f_Caractères"><text:span text:style-name="T189"/></text:span></text:h>
      <text:h text:style-name="P103" text:outline-level="1"><text:span text:style-name="_5f_Caractères"><text:span text:style-name="T189"/></text:span></text:h>
      <text:h text:style-name="P103" text:outline-level="1"><text:span text:style-name="_5f_Caractères"><text:span text:style-name="T189"/></text:span></text:h>
      <text:h text:style-name="P103" text:outline-level="1"><text:span text:style-name="_5f_Caractères"><text:span text:style-name="T189"/></text:span></text:h>
      <text:h text:style-name="P103" text:outline-level="1"><text:span text:style-name="_5f_Caractères"><text:span text:style-name="T189"/></text:span></text:h>
      <text:h text:style-name="P103" text:outline-level="1"><text:span text:style-name="_5f_Caractères"><text:span text:style-name="T189"/></text:span></text:h>
      <text:h text:style-name="P103" text:outline-level="1"><text:span text:style-name="_5f_Caractères"><text:span text:style-name="T189"/></text:span></text:h>
      <text:h text:style-name="P103" text:outline-level="1"><text:span text:style-name="_5f_Caractères"><text:span text:style-name="T189"/></text:span></text:h>
      <text:h text:style-name="P103" text:outline-level="1"><text:span text:style-name="_5f_Caractères"><text:span text:style-name="T189"/></text:span></text:h>
      <text:h text:style-name="P103" text:outline-level="1"><text:span text:style-name="_5f_Caractères"><text:span text:style-name="T189"/></text:span></text:h>
      <text:h text:style-name="P103" text:outline-level="1"><text:span text:style-name="_5f_Caractères"><text:span text:style-name="T189"/></text:span></text:h>
      <text:h text:style-name="P103" text:outline-level="1"><text:span text:style-name="_5f_Caractères"><text:span text:style-name="T189"/></text:span></text:h>
      <text:h text:style-name="P103" text:outline-level="1"><text:span text:style-name="_5f_Caractères"><text:span text:style-name="T189"/></text:span></text:h>
      <text:h text:style-name="P103" text:outline-level="1"><text:span text:style-name="_5f_Caractères"><text:span text:style-name="T189"/></text:span></text:h>
      <text:h text:style-name="P103" text:outline-level="1"><text:span text:style-name="_5f_Caractères"><text:span text:style-name="T189"/></text:span></text:h>
      <text:list xml:id="list93420197133445" text:continue-numbering="true" text:style-name="_5f_Numérotation_20_des_20_exercices">
        <text:list-item>
          <text:h text:style-name="P124" text:outline-level="1"><text:soft-page-break/><text:span text:style-name="_5f_Caractères">Figures cachées</text:span></text:h>
        </text:list-item>
      </text:list>
      <text:h text:style-name="_5f_Paragraphe" text:outline-level="1"><draw:g text:anchor-type="paragraph" draw:z-index="356" draw:name="Shape21" draw:style-name="gr57"><draw:g draw:name="Shape8_4" draw:style-name="gr2"><draw:g draw:style-name="gr4"><draw:line draw:style-name="gr69" draw:text-style-name="P144" svg:x1="0.569cm" svg:y1="2.27cm" svg:x2="0.725cm" svg:y2="2.422cm"><text:p/></draw:line><draw:line draw:style-name="gr70" draw:text-style-name="P144" svg:x1="0.725cm" svg:y1="2.27cm" svg:x2="0.569cm" svg:y2="2.422cm"><text:p/></draw:line></draw:g><draw:g draw:style-name="gr4"><draw:line draw:style-name="gr71" draw:text-style-name="P144" svg:x1="2.334cm" svg:y1="4.096cm" svg:x2="2.49cm" svg:y2="4.247cm"><text:p/></draw:line><draw:line draw:style-name="gr72" draw:text-style-name="P144" svg:x1="2.49cm" svg:y1="4.096cm" svg:x2="2.334cm" svg:y2="4.247cm"><text:p/></draw:line></draw:g><draw:g draw:style-name="gr4"><draw:line draw:style-name="gr62" draw:text-style-name="P144" svg:x1="5.865cm" svg:y1="4.096cm" svg:x2="6.023cm" svg:y2="4.247cm"><text:p/></draw:line><draw:line draw:style-name="gr63" draw:text-style-name="P144" svg:x1="6.023cm" svg:y1="4.096cm" svg:x2="5.865cm" svg:y2="4.247cm"><text:p/></draw:line></draw:g><draw:g draw:style-name="gr4"><draw:line draw:style-name="gr73" draw:text-style-name="P146" svg:x1="2.757cm" svg:y1="3.002cm" svg:x2="5.581cm" svg:y2="1.682cm"><text:p/></draw:line><draw:line draw:style-name="gr74" draw:text-style-name="P146" svg:x1="2.697cm" svg:y1="2.892cm" svg:x2="2.811cm" svg:y2="3.119cm"><text:p/></draw:line><draw:line draw:style-name="gr75" draw:text-style-name="P146" svg:x1="5.521cm" svg:y1="1.568cm" svg:x2="5.635cm" svg:y2="1.795cm"><text:p/></draw:line></draw:g><draw:g draw:style-name="gr4"><draw:line draw:style-name="gr76" draw:text-style-name="P146" svg:x1="6.955cm" svg:y1="1.032cm" svg:x2="7.727cm" svg:y2="2.346cm"><text:p/></draw:line><draw:line draw:style-name="gr77" draw:text-style-name="P146" svg:x1="7.067cm" svg:y1="0.97cm" svg:x2="6.839cm" svg:y2="1.093cm"><text:p/></draw:line><draw:line draw:style-name="gr78" draw:text-style-name="P146" svg:x1="7.841cm" svg:y1="2.284cm" svg:x2="7.613cm" svg:y2="2.411cm"><text:p/></draw:line></draw:g><draw:frame draw:style-name="gr79" draw:text-style-name="P145" svg:width="0.267cm" svg:height="0.671cm" svg:x="5.632cm" svg:y="4.2cm"><draw:text-box><text:p text:style-name="P127"><text:span text:style-name="T201">Y</text:span></text:p></draw:text-box></draw:frame><draw:frame draw:style-name="gr80" draw:text-style-name="P145" svg:width="0.265cm" svg:height="0.673cm" svg:x="2.221cm" svg:y="4.182cm"><draw:text-box><text:p text:style-name="P127"><text:span text:style-name="T201">L</text:span></text:p></draw:text-box></draw:frame><draw:frame draw:style-name="gr81" draw:text-style-name="P145" svg:width="0.265cm" svg:height="0.673cm" svg:x="7.721cm" svg:y="2.371cm"><draw:text-box><text:p text:style-name="P127"><text:span text:style-name="T201">K</text:span></text:p></draw:text-box></draw:frame><draw:frame draw:style-name="gr82" draw:text-style-name="P145" svg:width="0.265cm" svg:height="0.673cm" svg:x="6.818cm" svg:y="0.459cm"><draw:text-box><text:p text:style-name="P127"><text:span text:style-name="T201">B</text:span></text:p></draw:text-box></draw:frame><draw:frame draw:style-name="gr83" draw:text-style-name="P145" svg:width="0.265cm" svg:height="0.671cm" svg:x="5.617cm" svg:y="1.48cm"><draw:text-box><text:p text:style-name="P127"><text:span text:style-name="T201">T</text:span></text:p></draw:text-box></draw:frame><draw:frame draw:style-name="gr84" draw:text-style-name="P145" svg:width="0.265cm" svg:height="0.673cm" svg:x="2.412cm" svg:y="2.916cm"><draw:text-box><text:p text:style-name="P127"><text:span text:style-name="T201">N</text:span></text:p></draw:text-box></draw:frame><draw:frame draw:style-name="gr85" draw:text-style-name="P145" svg:width="0.264cm" svg:height="0.673cm" svg:x="0.32cm" svg:y="2.06cm"><draw:text-box><text:p text:style-name="P127"><text:span text:style-name="T201">A</text:span></text:p></draw:text-box></draw:frame></draw:g><draw:custom-shape draw:style-name="gr86" draw:text-style-name="P147" svg:width="4cm" svg:height="4cm" svg:x="-1.379cm" svg:y="0.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7" draw:text-style-name="P147" svg:width="3.146cm" svg:height="3.144cm" svg:x="6.176cm" svg:y="0.8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8" draw:text-style-name="P147" svg:width="4.001cm" svg:height="4.001cm" svg:x="0.42cm" svg:y="2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9" draw:text-style-name="P147" svg:width="3.102cm" svg:height="3.102cm" svg:x="2.62cm" svg:y="0.7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0" draw:text-style-name="P147" svg:width="3.144cm" svg:height="3.146cm" svg:x="4.377cm" svg:y="2.61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Caractères">Sur la figure ci-dessus, effectue les tracés demandés.</text:span></text:h>
      <text:list xml:id="list93420377628399" text:continue-numbering="true" text:style-name="_5f_Numérotation_20_des_20_exercices">
        <text:list-item>
          <text:list>
            <text:list-item>
              <text:p text:style-name="P118"><text:span text:style-name="_5f_Caractères">Trace en bleu le cercle de centre A et de rayon 2 cm.</text:span></text:p>
            </text:list-item>
            <text:list-item>
              <text:p text:style-name="P118"><text:span text:style-name="_5f_Caractères">Trace en rouge le cercle de rayon [BK] et de centre K.</text:span></text:p>
            </text:list-item>
            <text:list-item>
              <text:p text:style-name="P118"><text:span text:style-name="_5f_Caractères">Trace en jaune le cercle de centre L et de diamètre 4 cm.</text:span></text:p>
            </text:list-item>
            <text:list-item>
              <text:p text:style-name="P118"><text:span text:style-name="_5f_Caractères">Trace en noir le cercle de diamètre [NT].</text:span></text:p>
            </text:list-item>
            <text:list-item>
              <text:p text:style-name="P118"><text:span text:style-name="_5f_Caractères">Trace en vert le cercle de centre Y et de <text:line-break/>rayon KB.</text:span></text:p>
            </text:list-item>
          </text:list>
        </text:list-item>
        <text:list-item>
          <text:h text:style-name="P123" text:outline-level="1">Triplet de cercles</text:h>
          <text:list>
            <text:list-item>
              <text:p text:style-name="P115">Trace un segment [AB] de longueur 4 cm.</text:p>
            </text:list-item>
            <text:list-item>
              <text:p text:style-name="P115">Marque un point O, milieu du segment [AB].</text:p>
            </text:list-item>
            <text:list-item>
              <text:p text:style-name="P115">Trace le cercle de centre O et de rayon 2 cm.</text:p>
            </text:list-item>
            <text:list-item>
              <text:p text:style-name="P115">Trace les cercles de diamètres [AO] et [OB].</text:p>
              <text:p text:style-name="P114"><draw:g text:anchor-type="paragraph" draw:z-index="360" draw:name="Forme1" draw:style-name="gr57"><draw:line draw:style-name="gr58" draw:text-style-name="P143" svg:x1="2.219cm" svg:y1="2.888cm" svg:x2="6.219cm" svg:y2="2.888cm"><text:p/></draw:line><draw:custom-shape draw:style-name="gr59" draw:text-style-name="P143" svg:width="4cm" svg:height="4cm" svg:x="2.216cm" svg:y="0.8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0" draw:text-style-name="P143" svg:width="1.999cm" svg:height="2.001cm" svg:x="2.216cm" svg:y="1.8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1" draw:text-style-name="P143" svg:width="2.001cm" svg:height="2.001cm" svg:x="4.214cm" svg:y="1.8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line draw:style-name="gr62" draw:text-style-name="P144" svg:x1="4.134cm" svg:y1="2.813cm" svg:x2="4.292cm" svg:y2="2.964cm"><text:p/></draw:line><draw:line draw:style-name="gr63" draw:text-style-name="P144" svg:x1="4.292cm" svg:y1="2.813cm" svg:x2="4.134cm" svg:y2="2.964cm"><text:p/></draw:line></draw:g><draw:frame draw:style-name="gr64" draw:text-style-name="P145" svg:width="0.265cm" svg:height="0.675cm" svg:x="6.257cm" svg:y="2.54cm"><draw:text-box><text:p text:style-name="P127"><text:span text:style-name="T201">B</text:span></text:p></draw:text-box></draw:frame><draw:frame draw:style-name="gr65" draw:text-style-name="P145" svg:width="0.265cm" svg:height="0.675cm" svg:x="1.9cm" svg:y="2.556cm"><draw:text-box><text:p text:style-name="P127"><text:span text:style-name="T201">A</text:span></text:p></draw:text-box></draw:frame><draw:frame draw:style-name="gr65" draw:text-style-name="P145" svg:width="0.265cm" svg:height="0.675cm" svg:x="4.068cm" svg:y="3.23cm"><draw:text-box><text:p text:style-name="P127"><text:span text:style-name="T201">O</text:span></text:p></draw:text-box></draw:frame><draw:g draw:style-name="gr4"><draw:line draw:style-name="gr62" draw:text-style-name="P144" svg:x1="3.115cm" svg:y1="2.814cm" svg:x2="3.273cm" svg:y2="2.965cm"><text:p/></draw:line><draw:line draw:style-name="gr62" draw:text-style-name="P144" svg:x1="3.214cm" svg:y1="2.815cm" svg:x2="3.372cm" svg:y2="2.966cm"><text:p/></draw:line></draw:g><draw:g draw:style-name="gr4"><draw:line draw:style-name="gr62" draw:text-style-name="P144" svg:x1="5.114cm" svg:y1="2.814cm" svg:x2="5.272cm" svg:y2="2.965cm"><text:p/></draw:line><draw:line draw:style-name="gr62" draw:text-style-name="P144" svg:x1="5.214cm" svg:y1="2.815cm" svg:x2="5.372cm" svg:y2="2.966cm"><text:p/></draw:line></draw:g></draw:g><text:span text:style-name="_5f_Caractères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styles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2cm" draw:dots2="1" draw:dots2-length="0.002cm" draw:distance="0.002cm"/>
    <draw:stroke-dash draw:name="Dashed_20__28_var_29__20_982" draw:display-name="Dashed (var) 982" draw:style="rect" draw:dots1="1" draw:dots1-length="0.002cm" draw:dots2="1" draw:dots2-length="0.002cm" draw:distance="0.002cm"/>
    <draw:stroke-dash draw:name="Dashed_20__28_var_29__20_983" draw:display-name="Dashed (var) 983" draw:style="rect" draw:dots1="1" draw:dots1-length="0.002cm" draw:dots2="1" draw:dots2-length="0.002cm" draw:distance="0.002cm"/>
    <draw:stroke-dash draw:name="Dashed_20__28_var_29__20_984" draw:display-name="Dashed (var) 984" draw:style="rect" draw:dots1="1" draw:dots1-length="0.002cm" draw:dots2="1" draw:dots2-length="0.002cm" draw:distance="0.002cm"/>
    <draw:stroke-dash draw:name="Dashed_20__28_var_29__20_985" draw:display-name="Dashed (var) 985" draw:style="rect" draw:dots1="1" draw:dots1-length="0.001cm" draw:dots2="1" draw:dots2-length="0.001cm" draw:distance="0.001cm"/>
    <draw:stroke-dash draw:name="Dashed_20__28_var_29__20_986" draw:display-name="Dashed (var) 986" draw:style="rect" draw:dots1="1" draw:dots1-length="0.001cm" draw:dots2="1" draw:dots2-length="0.001cm" draw:distance="0.001cm"/>
    <draw:stroke-dash draw:name="Dashed_20__28_var_29__20_987" draw:display-name="Dashed (var) 987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2cm" draw:dots2="1" draw:dots2-length="0.002cm" draw:distance="0.002cm"/>
    <draw:stroke-dash draw:name="Dashed_20__28_var_29__20_989" draw:display-name="Dashed (var) 989" draw:style="rect" draw:dots1="1" draw:dots1-length="0.006cm" draw:dots2="1" draw:dots2-length="0.006cm" draw:distance="0.006cm"/>
    <draw:stroke-dash draw:name="Dashed_20__28_var_29__20_990" draw:display-name="Dashed (var) 990" draw:style="rect" draw:dots1="1" draw:dots1-length="0.006cm" draw:dots2="1" draw:dots2-length="0.006cm" draw:distance="0.006cm"/>
    <draw:stroke-dash draw:name="Dashed_20__28_var_29__20_991" draw:display-name="Dashed (var) 991" draw:style="rect" draw:dots1="1" draw:dots1-length="0.006cm" draw:dots2="1" draw:dots2-length="0.006cm" draw:distance="0.006cm"/>
    <draw:stroke-dash draw:name="Dashed_20__28_var_29__20_992" draw:display-name="Dashed (var) 992" draw:style="rect" draw:dots1="1" draw:dots1-length="0.006cm" draw:dots2="1" draw:dots2-length="0.006cm" draw:distance="0.006cm"/>
    <draw:stroke-dash draw:name="Dashed_20__28_var_29__20_993" draw:display-name="Dashed (var) 993" draw:style="rect" draw:dots1="1" draw:dots1-length="0.006cm" draw:dots2="1" draw:dots2-length="0.006cm" draw:distance="0.006cm"/>
    <draw:stroke-dash draw:name="Dashed_20__28_var_29__20_994" draw:display-name="Dashed (var) 994" draw:style="rect" draw:dots1="1" draw:dots1-length="0.006cm" draw:dots2="1" draw:dots2-length="0.006cm" draw:distance="0.006cm"/>
    <draw:stroke-dash draw:name="Dashed_20__28_var_29__20_995" draw:display-name="Dashed (var) 995" draw:style="rect" draw:dots1="1" draw:dots1-length="0.006cm" draw:dots2="1" draw:dots2-length="0.006cm" draw:distance="0.006cm"/>
    <draw:stroke-dash draw:name="Dashed_20__28_var_29__20_996" draw:display-name="Dashed (var) 996" draw:style="rect" draw:dots1="1" draw:dots1-length="0.003cm" draw:dots2="1" draw:dots2-length="0.003cm" draw:distance="0.003cm"/>
    <draw:stroke-dash draw:name="Dashed_20__28_var_29__20_997" draw:display-name="Dashed (var) 997" draw:style="rect" draw:dots1="1" draw:dots1-length="0.006cm" draw:dots2="1" draw:dots2-length="0.006cm" draw:distance="0.006cm"/>
    <draw:stroke-dash draw:name="Dashed_20__28_var_29__20_998" draw:display-name="Dashed (var) 998" draw:style="rect" draw:dots1="1" draw:dots1-length="0.006cm" draw:dots2="1" draw:dots2-length="0.006cm" draw:distance="0.006cm"/>
    <draw:stroke-dash draw:name="Dashed_20__28_var_29__20_999" draw:display-name="Dashed (var) 999" draw:style="rect" draw:dots1="1" draw:dots1-length="0.003cm" draw:dots2="1" draw:dots2-length="0.003cm" draw:distance="0.003cm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2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2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5" fo:font-family="'Bitstream Vera Sans'" style:font-style-name="Oblique" style:font-family-generic="swiss" style:font-pitch="variable" fo:font-size="10pt" fo:font-style="normal" fo:font-weight="bold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%1%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6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 draw:style-name="Mdp2"/>
    <style:master-page style:name="HTML" style:page-layout-name="Mpm3" draw:style-name="Mdp2"/>
    <style:master-page style:name="Right_20_Page" style:display-name="Right Page" style:page-layout-name="Mpm4" draw:style-name="Mdp2"/>
    <style:master-page style:name="Left_20_Page" style:display-name="Left Page" style:page-layout-name="Mpm5" draw:style-name="Mdp2" style:next-style-name="Right_20_Page"/>
    <style:master-page style:name="First_20_Page" style:display-name="First Page" style:page-layout-name="Mpm6" draw:style-name="Mdp2" style:next-style-name="Standard"/>
    <style:master-page style:name="Envelope" style:page-layout-name="Mpm7" draw:style-name="Mdp2"/>
    <style:master-page style:name="Index" style:page-layout-name="Mpm6" draw:style-name="Mdp2"/>
    <style:master-page style:name="Footnote" style:page-layout-name="Mpm8" draw:style-name="Mdp2"/>
    <style:master-page style:name="Landscape" style:page-layout-name="Mpm9" draw:style-name="Mdp2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67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4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5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0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434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432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433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431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3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429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430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0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1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427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428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425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426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68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269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5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6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2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3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423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424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9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0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421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258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422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257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4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5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419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420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253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0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1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2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415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416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417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418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7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8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411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412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413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414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46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3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4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409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410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42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9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0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407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408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38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5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6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403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404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405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406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34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1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2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401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402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30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97" draw:name="Shape3_12" draw:style-name="Mgr5" draw:text-style-name="MP1" svg:x1="10.308cm" svg:y1="0.388cm" svg:x2="20.496cm" svg:y2="0.36cm"><text:p/></draw:line><draw:path text:anchor-type="paragraph" draw:z-index="398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99" draw:name="Shape3_27" draw:style-name="Mgr5" draw:text-style-name="MP1" svg:x1="10.308cm" svg:y1="0.388cm" svg:x2="20.496cm" svg:y2="0.36cm"><text:p/></draw:line><draw:path text:anchor-type="paragraph" draw:z-index="400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29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6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7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25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2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3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4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20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21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7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8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9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15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16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13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14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11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12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8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9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0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07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4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5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02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03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9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0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6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7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194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95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1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2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189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90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6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7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188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84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185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68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396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1" text:anchor-type="paragraph" svg:y="-0.06cm" draw:z-index="0"><draw:text-box fo:min-height="0.499cm" fo:min-width="7.096cm"><draw:frame draw:style-name="Mfr2" draw:name="Frame8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1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2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1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2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9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80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177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78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5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6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73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174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0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1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67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68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69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4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5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89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390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1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87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388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60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7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8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55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56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 draw:style-name="Mdp2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54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 draw:style-name="Mdp2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51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52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53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48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9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0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45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6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42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43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44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39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0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38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35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6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7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33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34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30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1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2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28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29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25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6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7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24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22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23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20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21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7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8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9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16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14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15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12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13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10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11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8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9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1" text:anchor-type="frame" svg:x="0.45cm" svg:y="0.079cm" svg:width="0.817cm" draw:z-index="0"><draw:text-box fo:min-height="0.355cm"><text:p text:style-name="MP3"><draw:g text:anchor-type="paragraph" draw:z-index="106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07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04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05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02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03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00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01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362"><draw:text-box fo:min-height="0.499cm" fo:min-width="3cm"><draw:frame draw:style-name="Mfr2" draw:name="Frame21112" text:anchor-type="frame" svg:x="0.45cm" svg:y="0.079cm" svg:width="0.817cm" draw:z-index="364"><draw:text-box fo:min-height="0.355cm"><text:p text:style-name="MP3"><draw:g text:anchor-type="paragraph" draw:z-index="99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3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365"><draw:text-box fo:min-height="0.499cm" fo:min-width="3cm"><draw:frame draw:style-name="Mfr2" draw:name="Frame41112" text:anchor-type="frame" svg:x="0.45cm" svg:y="0.079cm" svg:width="0.817cm" draw:z-index="366"><draw:text-box fo:min-height="0.355cm"><text:p text:style-name="MP3"><text:page-number text:select-page="current">2</text:page-number></text:p></draw:text-box></draw:frame><text:p text:style-name="MP75"><draw:g text:anchor-type="paragraph" draw:z-index="288" draw:name="Shape4_203" draw:style-name="Mgr2"><draw:path draw:style-name="Mgr8" draw:text-style-name="MP40" svg:width="0.855cm" svg:height="1.172cm" svg:x="-1.314cm" svg:y="-0.178cm" svg:viewBox="0 0 856 1173" svg:d="M856 1173h-856v-991c0-100 79-182 175-182h505c97 0 176 82 176 182z"><text:p/></draw:path></draw:g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6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7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94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95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92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93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90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91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88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89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87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381" draw:name="Shape7_8" draw:style-name="Mgr9" draw:text-style-name="MP1" svg:x1="9.042cm" svg:y1="0.36cm" svg:x2="20.461cm" svg:y2="0.36cm"><text:p/></draw:line><draw:path text:anchor-type="paragraph" draw:z-index="382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83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384" draw:name="Shape7_9" draw:style-name="Mgr9" draw:text-style-name="MP1" svg:x1="9.042cm" svg:y1="0.36cm" svg:x2="20.461cm" svg:y2="0.36cm"><text:p/></draw:line><draw:path text:anchor-type="paragraph" draw:z-index="385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86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86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85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2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3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4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81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8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9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0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74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375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76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377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378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79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380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3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1535739368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71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93420959630300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72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9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70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67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68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6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3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4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5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0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1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2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59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57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58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5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6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372" draw:name="Shape9" draw:style-name="Mgr1" draw:text-style-name="MP1" svg:x1="11.559cm" svg:y1="0.36cm" svg:x2="20.5cm" svg:y2="0.36cm"><text:p/></draw:line><draw:frame text:anchor-type="paragraph" draw:z-index="373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374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4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3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2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0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1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48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49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7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5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46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3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4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1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2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39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40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37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38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35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36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3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4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1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2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0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7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28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26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3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4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1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3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2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19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0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7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8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5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6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4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1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2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70" draw:name="Shape3_0" draw:style-name="Mgr14" draw:text-style-name="MP1" svg:x1="10.893cm" svg:y1="0.403cm" svg:x2="20.503cm" svg:y2="0.327cm"><text:p/></draw:line><draw:path text:anchor-type="char" draw:z-index="7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9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371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8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0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369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6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276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77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8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9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1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2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3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284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85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286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87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3-10-10T09:34:17.724000000</dc:date>
    <meta:editing-duration>P1DT8H43M51S</meta:editing-duration>
    <meta:editing-cycles>132</meta:editing-cycles>
    <meta:generator>LibreOffice/7.5.4.2$Windows_X86_64 LibreOffice_project/36ccfdc35048b057fd9854c757a8b67ec53977b6</meta:generator>
    <meta:document-statistic meta:table-count="2" meta:image-count="0" meta:object-count="0" meta:page-count="3" meta:paragraph-count="860" meta:word-count="3276" meta:character-count="20814" meta:non-whitespace-character-count="18025"/>
  </office:meta>
</office:document-meta>
</file>